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italic" style:text-underline-style="none" style:font-style-asian="italic" style:font-style-complex="italic"/>
    </style:style>
    <style:style style:name="P5" style:family="paragraph" style:parent-style-name="Text_20_body">
      <style:text-properties fo:font-style="italic" fo:font-weight="bold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language="es" fo:country="ES"/>
    </style:style>
    <style:style style:name="P10" style:family="paragraph" style:parent-style-name="Level_20_2">
      <style:text-properties fo:font-style="normal" style:font-style-asian="normal" style:font-style-complex="normal"/>
    </style:style>
    <style:style style:name="P11" style:family="paragraph" style:parent-style-name="Level_20_2">
      <style:text-properties fo:font-style="italic" style:font-style-asian="italic" style:font-style-complex="italic"/>
    </style:style>
    <style:style style:name="P12" style:family="paragraph" style:parent-style-name="Level_20_4">
      <style:text-properties fo:font-style="normal" style:font-style-asian="normal" style:font-style-complex="normal"/>
    </style:style>
    <style:style style:name="P13" style:family="paragraph" style:parent-style-name="Level_20_4">
      <style:text-properties fo:font-style="italic" style:font-style-asian="italic" style:font-style-complex="italic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style:text-underline-style="none" style:font-style-asian="normal" style:font-style-complex="normal"/>
    </style:style>
    <style:style style:name="P1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Level_20_3">
      <style:text-properties fo:font-style="italic" style:font-style-asian="italic" style:font-style-complex="italic"/>
    </style:style>
    <style:style style:name="P20" style:family="paragraph" style:parent-style-name="Level_20_3">
      <style:text-properties fo:font-style="italic" style:text-underline-style="none" style:font-style-asian="italic" style:font-style-complex="italic"/>
    </style:style>
    <style:style style:name="P21" style:family="paragraph" style:parent-style-name="Level_20_3">
      <style:text-properties fo:font-style="normal" style:text-underline-style="none" style:font-style-asian="normal" style:font-style-complex="normal"/>
    </style:style>
    <style:style style:name="P22" style:family="paragraph" style:parent-style-name="Level_20_3">
      <style:text-properties fo:font-style="normal" style:font-style-asian="normal" style:font-style-complex="normal"/>
    </style:style>
    <style:style style:name="P23" style:family="paragraph" style:parent-style-name="Level_20_3">
      <style:text-properties fo:font-weight="bold" style:font-weight-asian="bold" style:font-weight-complex="bold"/>
    </style:style>
    <style:style style:name="P24" style:family="paragraph" style:parent-style-name="Level_20_3">
      <style:text-properties fo:font-weight="normal" style:font-weight-asian="normal" style:font-weight-complex="normal"/>
    </style:style>
    <style:style style:name="P25" style:family="paragraph" style:parent-style-name="Standard" style:list-style-name="L1"/>
    <style:style style:name="P26" style:family="paragraph" style:parent-style-name="Standard" style:list-style-name="L36">
      <style:text-properties fo:font-style="italic" style:font-style-asian="italic" style:font-style-complex="italic"/>
    </style:style>
    <style:style style:name="P27" style:family="paragraph" style:parent-style-name="Standard" style:list-style-name="L37">
      <style:text-properties fo:font-style="italic" style:font-style-asian="italic" style:font-style-complex="italic"/>
    </style:style>
    <style:style style:name="P28" style:family="paragraph" style:parent-style-name="Standard" style:list-style-name="L38">
      <style:text-properties fo:font-style="italic" style:font-style-asian="italic" style:font-style-complex="italic"/>
    </style:style>
    <style:style style:name="P29" style:family="paragraph" style:parent-style-name="Standard" style:list-style-name="L39">
      <style:text-properties fo:font-style="italic" style:font-style-asian="italic" style:font-style-complex="italic"/>
    </style:style>
    <style:style style:name="P30" style:family="paragraph" style:parent-style-name="Standard" style:list-style-name="L49">
      <style:text-properties fo:font-style="italic" style:font-style-asian="italic" style:font-style-complex="italic"/>
    </style:style>
    <style:style style:name="P31" style:family="paragraph" style:parent-style-name="Standard">
      <style:text-properties fo:font-style="italic" style:text-underline-style="none" style:font-style-asian="italic" style:font-style-complex="italic"/>
    </style:style>
    <style:style style:name="P32" style:family="paragraph" style:parent-style-name="Standard">
      <style:text-properties fo:font-style="normal" style:text-underline-style="none" style:font-style-asian="normal" style:font-style-complex="normal"/>
    </style:style>
    <style:style style:name="P33" style:family="paragraph" style:parent-style-name="Text_20_body" style:list-style-name="L2"/>
    <style:style style:name="P34" style:family="paragraph" style:parent-style-name="Text_20_body">
      <style:text-properties fo:font-style="italic" style:font-style-asian="italic" style:font-style-complex="italic"/>
    </style:style>
    <style:style style:name="P35" style:family="paragraph" style:parent-style-name="Text_20_body" style:list-style-name="L3">
      <style:text-properties fo:font-style="italic" style:font-style-asian="italic" style:font-style-complex="italic"/>
    </style:style>
    <style:style style:name="P36" style:family="paragraph" style:parent-style-name="Text_20_body" style:list-style-name="L4">
      <style:text-properties fo:font-style="italic" style:font-style-asian="italic" style:font-style-complex="italic"/>
    </style:style>
    <style:style style:name="P37" style:family="paragraph" style:parent-style-name="Text_20_body" style:list-style-name="L5">
      <style:text-properties fo:font-style="italic" style:font-style-asian="italic" style:font-style-complex="italic"/>
    </style:style>
    <style:style style:name="P38" style:family="paragraph" style:parent-style-name="Text_20_body" style:list-style-name="L6">
      <style:text-properties fo:font-style="italic" style:font-style-asian="italic" style:font-style-complex="italic"/>
    </style:style>
    <style:style style:name="P39" style:family="paragraph" style:parent-style-name="Text_20_body" style:list-style-name="L7">
      <style:text-properties fo:font-style="italic" style:font-style-asian="italic" style:font-style-complex="italic"/>
    </style:style>
    <style:style style:name="P40" style:family="paragraph" style:parent-style-name="Text_20_body" style:list-style-name="L8">
      <style:text-properties fo:font-style="italic" style:font-style-asian="italic" style:font-style-complex="italic"/>
    </style:style>
    <style:style style:name="P41" style:family="paragraph" style:parent-style-name="Text_20_body" style:list-style-name="L9">
      <style:text-properties fo:font-style="italic" style:font-style-asian="italic" style:font-style-complex="italic"/>
    </style:style>
    <style:style style:name="P42" style:family="paragraph" style:parent-style-name="Text_20_body" style:list-style-name="L10">
      <style:text-properties fo:font-style="italic" style:font-style-asian="italic" style:font-style-complex="italic"/>
    </style:style>
    <style:style style:name="P43" style:family="paragraph" style:parent-style-name="Text_20_body" style:list-style-name="L11">
      <style:text-properties fo:font-style="italic" style:font-style-asian="italic" style:font-style-complex="italic"/>
    </style:style>
    <style:style style:name="P44" style:family="paragraph" style:parent-style-name="Text_20_body" style:list-style-name="L12">
      <style:text-properties fo:font-style="italic" style:font-style-asian="italic" style:font-style-complex="italic"/>
    </style:style>
    <style:style style:name="P45" style:family="paragraph" style:parent-style-name="Text_20_body" style:list-style-name="L13">
      <style:text-properties fo:font-style="italic" style:font-style-asian="italic" style:font-style-complex="italic"/>
    </style:style>
    <style:style style:name="P46" style:family="paragraph" style:parent-style-name="Text_20_body" style:list-style-name="L14">
      <style:text-properties fo:font-style="italic" style:font-style-asian="italic" style:font-style-complex="italic"/>
    </style:style>
    <style:style style:name="P47" style:family="paragraph" style:parent-style-name="Text_20_body" style:list-style-name="L16">
      <style:text-properties fo:font-style="italic" style:font-style-asian="italic" style:font-style-complex="italic"/>
    </style:style>
    <style:style style:name="P48" style:family="paragraph" style:parent-style-name="Text_20_body" style:list-style-name="L18">
      <style:text-properties fo:font-style="italic" style:font-style-asian="italic" style:font-style-complex="italic"/>
    </style:style>
    <style:style style:name="P49" style:family="paragraph" style:parent-style-name="Text_20_body" style:list-style-name="L19">
      <style:text-properties fo:font-style="italic" style:font-style-asian="italic" style:font-style-complex="italic"/>
    </style:style>
    <style:style style:name="P50" style:family="paragraph" style:parent-style-name="Text_20_body" style:list-style-name="L21">
      <style:text-properties fo:font-style="italic" style:font-style-asian="italic" style:font-style-complex="italic"/>
    </style:style>
    <style:style style:name="P51" style:family="paragraph" style:parent-style-name="Text_20_body" style:list-style-name="L22">
      <style:text-properties fo:font-style="italic" style:font-style-asian="italic" style:font-style-complex="italic"/>
    </style:style>
    <style:style style:name="P52" style:family="paragraph" style:parent-style-name="Text_20_body" style:list-style-name="L23">
      <style:text-properties fo:font-style="italic" style:font-style-asian="italic" style:font-style-complex="italic"/>
    </style:style>
    <style:style style:name="P53" style:family="paragraph" style:parent-style-name="Text_20_body" style:list-style-name="L24">
      <style:text-properties fo:font-style="italic" style:font-style-asian="italic" style:font-style-complex="italic"/>
    </style:style>
    <style:style style:name="P54" style:family="paragraph" style:parent-style-name="Text_20_body" style:list-style-name="L25">
      <style:text-properties fo:font-style="italic" style:font-style-asian="italic" style:font-style-complex="italic"/>
    </style:style>
    <style:style style:name="P55" style:family="paragraph" style:parent-style-name="Text_20_body" style:list-style-name="L26">
      <style:text-properties fo:font-style="italic" style:font-style-asian="italic" style:font-style-complex="italic"/>
    </style:style>
    <style:style style:name="P56" style:family="paragraph" style:parent-style-name="Text_20_body" style:list-style-name="L27">
      <style:text-properties fo:font-style="italic" style:font-style-asian="italic" style:font-style-complex="italic"/>
    </style:style>
    <style:style style:name="P57" style:family="paragraph" style:parent-style-name="Text_20_body" style:list-style-name="L28">
      <style:text-properties fo:font-style="italic" style:font-style-asian="italic" style:font-style-complex="italic"/>
    </style:style>
    <style:style style:name="P58" style:family="paragraph" style:parent-style-name="Text_20_body" style:list-style-name="L29">
      <style:text-properties fo:font-style="italic" style:font-style-asian="italic" style:font-style-complex="italic"/>
    </style:style>
    <style:style style:name="P59" style:family="paragraph" style:parent-style-name="Text_20_body" style:list-style-name="L30">
      <style:text-properties fo:font-style="italic" style:font-style-asian="italic" style:font-style-complex="italic"/>
    </style:style>
    <style:style style:name="P60" style:family="paragraph" style:parent-style-name="Text_20_body" style:list-style-name="L31">
      <style:text-properties fo:font-style="italic" style:font-style-asian="italic" style:font-style-complex="italic"/>
    </style:style>
    <style:style style:name="P61" style:family="paragraph" style:parent-style-name="Text_20_body" style:list-style-name="L32">
      <style:text-properties fo:font-style="italic" style:font-style-asian="italic" style:font-style-complex="italic"/>
    </style:style>
    <style:style style:name="P62" style:family="paragraph" style:parent-style-name="Text_20_body" style:list-style-name="L33">
      <style:text-properties fo:font-style="italic" style:font-style-asian="italic" style:font-style-complex="italic"/>
    </style:style>
    <style:style style:name="P63" style:family="paragraph" style:parent-style-name="Text_20_body" style:list-style-name="L34">
      <style:text-properties fo:font-style="italic" style:font-style-asian="italic" style:font-style-complex="italic"/>
    </style:style>
    <style:style style:name="P64" style:family="paragraph" style:parent-style-name="Text_20_body" style:list-style-name="L35">
      <style:text-properties fo:font-style="italic" style:font-style-asian="italic" style:font-style-complex="italic"/>
    </style:style>
    <style:style style:name="P65" style:family="paragraph" style:parent-style-name="Text_20_body" style:list-style-name="L40">
      <style:text-properties fo:font-style="italic" style:font-style-asian="italic" style:font-style-complex="italic"/>
    </style:style>
    <style:style style:name="P66" style:family="paragraph" style:parent-style-name="Text_20_body" style:list-style-name="L41">
      <style:text-properties fo:font-style="italic" style:font-style-asian="italic" style:font-style-complex="italic"/>
    </style:style>
    <style:style style:name="P67" style:family="paragraph" style:parent-style-name="Text_20_body" style:list-style-name="L43">
      <style:text-properties fo:font-style="italic" style:font-style-asian="italic" style:font-style-complex="italic"/>
    </style:style>
    <style:style style:name="P68" style:family="paragraph" style:parent-style-name="Text_20_body" style:list-style-name="L44">
      <style:text-properties fo:font-style="italic" style:font-style-asian="italic" style:font-style-complex="italic"/>
    </style:style>
    <style:style style:name="P69" style:family="paragraph" style:parent-style-name="Text_20_body" style:list-style-name="L45">
      <style:text-properties fo:font-style="italic" style:font-style-asian="italic" style:font-style-complex="italic"/>
    </style:style>
    <style:style style:name="P70" style:family="paragraph" style:parent-style-name="Text_20_body" style:list-style-name="L46">
      <style:text-properties fo:font-style="italic" style:font-style-asian="italic" style:font-style-complex="italic"/>
    </style:style>
    <style:style style:name="P71" style:family="paragraph" style:parent-style-name="Text_20_body" style:list-style-name="L47">
      <style:text-properties fo:font-style="italic" style:font-style-asian="italic" style:font-style-complex="italic"/>
    </style:style>
    <style:style style:name="P72" style:family="paragraph" style:parent-style-name="Text_20_body" style:list-style-name="L48">
      <style:text-properties fo:font-style="italic" style:font-style-asian="italic" style:font-style-complex="italic"/>
    </style:style>
    <style:style style:name="P73" style:family="paragraph" style:parent-style-name="Text_20_body" style:list-style-name="L52">
      <style:text-properties fo:font-style="italic" style:font-style-asian="italic" style:font-style-complex="italic"/>
    </style:style>
    <style:style style:name="P74" style:family="paragraph" style:parent-style-name="Text_20_body" style:list-style-name="L60">
      <style:text-properties fo:font-style="italic" style:font-style-asian="italic" style:font-style-complex="italic"/>
    </style:style>
    <style:style style:name="P75" style:family="paragraph" style:parent-style-name="Text_20_body" style:list-style-name="L61">
      <style:text-properties fo:font-style="italic" style:font-style-asian="italic" style:font-style-complex="italic"/>
    </style:style>
    <style:style style:name="P76" style:family="paragraph" style:parent-style-name="Text_20_body" style:list-style-name="L62">
      <style:text-properties fo:font-style="italic" style:font-style-asian="italic" style:font-style-complex="italic"/>
    </style:style>
    <style:style style:name="P77" style:family="paragraph" style:parent-style-name="Text_20_body" style:list-style-name="L63">
      <style:text-properties fo:font-style="italic" style:font-style-asian="italic" style:font-style-complex="italic"/>
    </style:style>
    <style:style style:name="P78" style:family="paragraph" style:parent-style-name="Text_20_body" style:list-style-name="L64">
      <style:text-properties fo:font-style="italic" style:font-style-asian="italic" style:font-style-complex="italic"/>
    </style:style>
    <style:style style:name="P79" style:family="paragraph" style:parent-style-name="Text_20_body" style:list-style-name="L65">
      <style:text-properties fo:font-style="italic" style:font-style-asian="italic" style:font-style-complex="italic"/>
    </style:style>
    <style:style style:name="P80" style:family="paragraph" style:parent-style-name="Text_20_body" style:list-style-name="L66">
      <style:text-properties fo:font-style="italic" style:font-style-asian="italic" style:font-style-complex="italic"/>
    </style:style>
    <style:style style:name="P81" style:family="paragraph" style:parent-style-name="Text_20_body" style:list-style-name="L67">
      <style:text-properties fo:font-style="italic" style:font-style-asian="italic" style:font-style-complex="italic"/>
    </style:style>
    <style:style style:name="P82" style:family="paragraph" style:parent-style-name="Text_20_body" style:list-style-name="L68">
      <style:text-properties fo:font-style="italic" style:font-style-asian="italic" style:font-style-complex="italic"/>
    </style:style>
    <style:style style:name="P83" style:family="paragraph" style:parent-style-name="Text_20_body" style:list-style-name="L69">
      <style:text-properties fo:font-style="italic" style:font-style-asian="italic" style:font-style-complex="italic"/>
    </style:style>
    <style:style style:name="P84" style:family="paragraph" style:parent-style-name="Text_20_body" style:list-style-name="L70">
      <style:text-properties fo:font-style="italic" style:font-style-asian="italic" style:font-style-complex="italic"/>
    </style:style>
    <style:style style:name="P85" style:family="paragraph" style:parent-style-name="Text_20_body" style:list-style-name="L71">
      <style:text-properties fo:font-style="italic" style:font-style-asian="italic" style:font-style-complex="italic"/>
    </style:style>
    <style:style style:name="P86" style:family="paragraph" style:parent-style-name="Text_20_body" style:list-style-name="L72">
      <style:text-properties fo:font-style="italic" style:font-style-asian="italic" style:font-style-complex="italic"/>
    </style:style>
    <style:style style:name="P87" style:family="paragraph" style:parent-style-name="Text_20_body" style:list-style-name="L73">
      <style:text-properties fo:font-style="italic" style:font-style-asian="italic" style:font-style-complex="italic"/>
    </style:style>
    <style:style style:name="P88" style:family="paragraph" style:parent-style-name="Text_20_body" style:list-style-name="L74">
      <style:text-properties fo:font-style="italic" style:font-style-asian="italic" style:font-style-complex="italic"/>
    </style:style>
    <style:style style:name="P89" style:family="paragraph" style:parent-style-name="Text_20_body" style:list-style-name="L75">
      <style:text-properties fo:font-style="italic" style:font-style-asian="italic" style:font-style-complex="italic"/>
    </style:style>
    <style:style style:name="P90" style:family="paragraph" style:parent-style-name="Text_20_body" style:list-style-name="L76">
      <style:text-properties fo:font-style="italic" style:font-style-asian="italic" style:font-style-complex="italic"/>
    </style:style>
    <style:style style:name="P91" style:family="paragraph" style:parent-style-name="Text_20_body" style:list-style-name="L77">
      <style:text-properties fo:font-style="italic" style:font-style-asian="italic" style:font-style-complex="italic"/>
    </style:style>
    <style:style style:name="P92" style:family="paragraph" style:parent-style-name="Text_20_body" style:list-style-name="L78">
      <style:text-properties fo:font-style="italic" style:font-style-asian="italic" style:font-style-complex="italic"/>
    </style:style>
    <style:style style:name="P93" style:family="paragraph" style:parent-style-name="Text_20_body" style:list-style-name="L16">
      <style:text-properties fo:font-style="italic" fo:font-weight="normal" style:font-style-asian="italic" style:font-weight-asian="normal" style:font-style-complex="italic" style:font-weight-complex="normal"/>
    </style:style>
    <style:style style:name="P94" style:family="paragraph" style:parent-style-name="Text_20_body" style:list-style-name="L16">
      <style:text-properties fo:font-style="italic" fo:font-weight="bold" style:font-style-asian="italic" style:font-weight-asian="bold" style:font-style-complex="italic" style:font-weight-complex="bold"/>
    </style:style>
    <style:style style:name="P95" style:family="paragraph" style:parent-style-name="Text_20_body" style:list-style-name="L50">
      <style:text-properties fo:font-style="italic" fo:font-weight="bold" style:font-style-asian="italic" style:font-weight-asian="bold" style:font-style-complex="italic" style:font-weight-complex="bold"/>
    </style:style>
    <style:style style:name="P96" style:family="paragraph" style:parent-style-name="Text_20_body" style:list-style-name="L51">
      <style:text-properties fo:font-style="italic" fo:font-weight="bold" style:font-style-asian="italic" style:font-weight-asian="bold" style:font-style-complex="italic" style:font-weight-complex="bold"/>
    </style:style>
    <style:style style:name="P97" style:family="paragraph" style:parent-style-name="Text_20_body" style:list-style-name="L65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8" style:family="paragraph" style:parent-style-name="Text_20_body" style:list-style-name="L66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9" style:family="paragraph" style:parent-style-name="Text_20_body" style:list-style-name="L67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0" style:family="paragraph" style:parent-style-name="Text_20_body" style:list-style-name="L6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1" style:family="paragraph" style:parent-style-name="Text_20_body">
      <style:text-properties fo:font-style="italic" style:text-underline-style="none" style:font-style-asian="italic" style:font-style-complex="italic"/>
    </style:style>
    <style:style style:name="P102" style:family="paragraph" style:parent-style-name="Text_20_body" style:list-style-name="L67">
      <style:text-properties fo:font-style="italic" style:text-underline-style="none" style:font-style-asian="italic" style:font-style-complex="italic"/>
    </style:style>
    <style:style style:name="P103" style:family="paragraph" style:parent-style-name="Text_20_body" style:list-style-name="L10">
      <style:text-properties fo:font-style="normal" style:font-style-asian="normal" style:font-style-complex="normal"/>
    </style:style>
    <style:style style:name="P104" style:family="paragraph" style:parent-style-name="Text_20_body" style:list-style-name="L17">
      <style:text-properties fo:font-style="normal" style:font-style-asian="normal" style:font-style-complex="normal"/>
    </style:style>
    <style:style style:name="P105" style:family="paragraph" style:parent-style-name="Text_20_body" style:list-style-name="L20">
      <style:text-properties fo:font-style="normal" style:font-style-asian="normal" style:font-style-complex="normal"/>
    </style:style>
    <style:style style:name="P106" style:family="paragraph" style:parent-style-name="Text_20_body" style:list-style-name="L15"/>
    <style:style style:name="P107" style:family="paragraph" style:parent-style-name="Text_20_body" style:list-style-name="L18"/>
    <style:style style:name="P108" style:family="paragraph" style:parent-style-name="Text_20_body" style:list-style-name="L35"/>
    <style:style style:name="P109" style:family="paragraph" style:parent-style-name="Text_20_body" style:list-style-name="L53"/>
    <style:style style:name="P110" style:family="paragraph" style:parent-style-name="Text_20_body" style:list-style-name="L53">
      <style:text-properties fo:font-weight="normal" style:font-weight-asian="normal" style:font-weight-complex="normal"/>
    </style:style>
    <style:style style:name="P111" style:family="paragraph" style:parent-style-name="Text_20_body" style:list-style-name="L58">
      <style:text-properties fo:font-weight="normal" style:font-weight-asian="normal" style:font-weight-complex="normal"/>
    </style:style>
    <style:style style:name="P112" style:family="paragraph" style:parent-style-name="Text_20_body" style:list-style-name="L54"/>
    <style:style style:name="P113" style:family="paragraph" style:parent-style-name="Text_20_body" style:list-style-name="L55"/>
    <style:style style:name="P114" style:family="paragraph" style:parent-style-name="Text_20_body" style:list-style-name="L56"/>
    <style:style style:name="P115" style:family="paragraph" style:parent-style-name="Text_20_body" style:list-style-name="L57"/>
    <style:style style:name="P116" style:family="paragraph" style:parent-style-name="Text_20_body" style:list-style-name="L58"/>
    <style:style style:name="P117" style:family="paragraph" style:parent-style-name="Text_20_body" style:list-style-name="L59"/>
    <style:style style:name="P118" style:family="paragraph" style:parent-style-name="Text_20_body">
      <style:text-properties fo:language="es" fo:country="ES"/>
    </style:style>
    <style:style style:name="P119" style:family="paragraph" style:parent-style-name="Level_20_3" style:list-style-name="L42"/>
    <style:style style:name="P120" style:family="paragraph" style:parent-style-name="Level_20_3" style:list-style-name="L42">
      <style:text-properties fo:font-style="normal" style:font-style-asian="normal" style:font-style-complex="normal"/>
    </style:style>
    <style:style style:name="P121" style:family="paragraph" style:parent-style-name="Level_20_3">
      <style:text-properties fo:font-style="normal" style:text-underline-style="none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language="es" fo:country="E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vel_20_1">Фонетика</text:p>
      <text:p text:style-name="Level_20_2">Звуки</text:p>
      <text:p text:style-name="Standard"/>
      <text:p text:style-name="Text_20_body">[i] - и (ива) </text:p>
      <text:p text:style-name="Text_20_body">[e] - э (жест) </text:p>
      <text:p text:style-name="Text_20_body">[a] - a (папа) </text:p>
      <text:p text:style-name="Text_20_body">[o] - o </text:p>
      <text:p text:style-name="Text_20_body">[u] - у </text:p>
      <text:p text:style-name="Text_20_body"/>
      <text:p text:style-name="Text_20_body">[p] - п (папа) </text:p>
      <text:p text:style-name="Text_20_body">[m] - м </text:p>
      <text:p text:style-name="Text_20_body">[f] - ф </text:p>
      <text:p text:style-name="Text_20_body">[t] - т (но есть особенности артикуляции) </text:p>
      <text:p text:style-name="Text_20_body">[n] - н (но есть особенности артикуляции) </text:p>
      <text:p text:style-name="Text_20_body"><text:s text:c="6"/>*n p* - читается как *m p* (un pino) </text:p>
      <text:p text:style-name="Text_20_body">[k] - k </text:p>
      <text:p text:style-name="Text_20_body"><text:tab/>c перед a, o, u, согласными и в конце слова </text:p>
      <text:p text:style-name="Text_20_body"><text:s text:c="8"/>qu перед i, e </text:p>
      <text:p text:style-name="Text_20_body"><text:tab/>k в словах иностранного происхождения </text:p>
      <text:p text:style-name="Text_20_body">[b] - б (бант) </text:p>
      <text:p text:style-name="Text_20_body"><text:s text:c="3"/><text:tab/>в начале слова после паузы </text:p>
      <text:p text:style-name="Text_20_body"><text:tab/>в начале и середине слова после m и n </text:p>
      <text:p text:style-name="Text_20_body"><text:tab/>boca, invito, un vote </text:p>
      <text:p text:style-name="Text_20_body">[l] - л (как то он мягче произносится) </text:p>
      <text:p text:style-name="Text_20_body">[s] - с </text:p>
      <text:p text:style-name="Text_20_body">[r] - р (краткий) </text:p>
      <text:p text:style-name="Text_20_body">[d] - д (дума) </text:p>
      <text:p text:style-name="Text_20_body">[rr] - раскатистый долгий r </text:p>
      <text:p text:style-name="Text_20_body"><text:tab/>r - в начале слова </text:p>
      <text:p text:style-name="Text_20_body"><text:tab/>внутри слова после букв n, l, s </text:p>
      <text:p text:style-name="Text_20_body"><text:tab/>rr между двумя гласными </text:p>
      <text:p text:style-name="Text_20_body">[~n] - нямкающий н </text:p>
      <text:p text:style-name="Text_20_body">[ll] - йь </text:p>
      <text:p text:style-name="Text_20_body">[ch] — ч </text:p>
      <text:p text:style-name="Text_20_body"/>
      <text:p text:style-name="Level_20_2"><text:soft-page-break/>Буквы</text:p>
      <text:p text:style-name="Standard"/>
      <text:list xml:id="list2091354489" text:style-name="L1">
        <text:list-item>
          <text:p text:style-name="P25">c</text:p>
          <text:list>
            <text:list-item>
              <text:p text:style-name="P25">'k' перед a, o, u (carta, color, cuaderno)</text:p>
            </text:list-item>
            <text:list-item>
              <text:p text:style-name="P25">'th' (ce) перед e и i (cenicero, cielo=</text:p>
            </text:list-item>
          </text:list>
        </text:list-item>
        <text:list-item>
          <text:p text:style-name="P25">r</text:p>
          <text:list>
            <text:list-item>
              <text:p text:style-name="P25">[R] — в начале слова, после l и n, когда двойная (Ramón, alrededor, Enrique, perro)</text:p>
            </text:list-item>
            <text:list-item>
              <text:p text:style-name="P25">[r] — в остальных случаях (caro)</text:p>
            </text:list-item>
          </text:list>
          <text:p text:style-name="P25"/>
        </text:list-item>
      </text:list>
      <text:p text:style-name="Level_20_2">Ударение</text:p>
      <text:p text:style-name="Text_20_body"/>
      <text:list xml:id="list563301750" text:style-name="L2">
        <text:list-item>
          <text:p text:style-name="P33">оканчивающеся на гласный и согласные n, s - на предпоследнем слове </text:p>
        </text:list-item>
        <text:list-item>
          <text:p text:style-name="P33">оканчивающееся на согласный (кроме n, s) - на последний</text:p>
        </text:list-item>
      </text:list>
      <text:p text:style-name="Text_20_body"/>
      <text:p text:style-name="Level_20_1">Грамматика</text:p>
      <text:p text:style-name="Level_20_2">Части речи</text:p>
      <text:p text:style-name="Level_20_3">Артикль</text:p>
      <text:p text:style-name="Text_20_body"/>
      <text:p text:style-name="P1">Определенный артикль</text:p>
      <text:p text:style-name="Text_20_body"/>
      <text:p text:style-name="P2"><text:bookmark-start text:name="__DdeLink__432_528922866"/>муж — el (los)</text:p>
      <text:p text:style-name="P2">жен — la (las)<text:bookmark-end text:name="__DdeLink__432_528922866"/></text:p>
      <text:p text:style-name="Text_20_body"/>
      <text:p text:style-name="P1">Неопределенный артикль</text:p>
      <text:p text:style-name="P1"/>
      <text:p text:style-name="P2">муж — un (unos)</text:p>
      <text:p text:style-name="P3">жен — una (unas)</text:p>
      <text:p text:style-name="P3"/>
      <text:p text:style-name="P6">Слияние артиклей</text:p>
      <text:p text:style-name="P6"/>
      <text:p text:style-name="P3">a + el → el</text:p>
      <text:p text:style-name="P3">de + el → del</text:p>
      <text:p text:style-name="P23"/>
      <text:p text:style-name="P24">Существительное</text:p>
      <text:p text:style-name="Level_20_4">Род и число</text:p>
      <text:p text:style-name="Text_20_body"/>
      <text:p text:style-name="Text_20_body"><text:soft-page-break/>-o — муж</text:p>
      <text:p text:style-name="Text_20_body">-а — жен</text:p>
      <text:p text:style-name="Text_20_body">-е <text:s/>— ???</text:p>
      <text:p text:style-name="Text_20_body"/>
      <text:p text:style-name="Level_20_3">Местоимения</text:p>
      <text:p text:style-name="Level_20_4">Личные местоимения</text:p>
      <text:p text:style-name="Text_20_body"/>
      <text:p text:style-name="P2">yo - я</text:p>
      <text:p text:style-name="P2">tú - ты</text:p>
      <text:p text:style-name="P2">él - он</text:p>
      <text:p text:style-name="P2">ella - она</text:p>
      <text:p text:style-name="P2">usted - вы</text:p>
      <text:p text:style-name="P2"/>
      <text:p text:style-name="P2">nostros, nostras - мы</text:p>
      <text:p text:style-name="P2">vostros, vostras - вы</text:p>
      <text:p text:style-name="P2">ellos — они (муж)</text:p>
      <text:p text:style-name="P2">ellas — они (жен)</text:p>
      <text:p text:style-name="P2">ustedes - вы</text:p>
      <text:p text:style-name="Text_20_body"/>
      <text:p text:style-name="Level_20_4">Указательные местоимения</text:p>
      <text:p text:style-name="Standard"/>
      <text:p text:style-name="P1">Мужской род</text:p>
      <text:p text:style-name="P2"/>
      <text:p text:style-name="P2">этот - este</text:p>
      <text:p text:style-name="P2">тот - ese</text:p>
      <text:p text:style-name="P2">тот, который там - aquel</text:p>
      <text:p text:style-name="P2">эти - estos</text:p>
      <text:p text:style-name="P2">те - esos</text:p>
      <text:p text:style-name="P2">те, которые там - aquellos</text:p>
      <text:p text:style-name="Text_20_body"/>
      <text:p text:style-name="Text_20_body"/>
      <text:p text:style-name="P1">Женский род</text:p>
      <text:p text:style-name="Text_20_body"/>
      <text:p text:style-name="P2">эта - esta</text:p>
      <text:p text:style-name="P2">та - esa</text:p>
      <text:p text:style-name="P2">та, который там - aquella</text:p>
      <text:p text:style-name="P2"><text:soft-page-break/>эти - estas</text:p>
      <text:p text:style-name="P2">те - esas</text:p>
      <text:p text:style-name="P2">те, которые там - aquellas</text:p>
      <text:p text:style-name="Text_20_body"/>
      <text:p text:style-name="Level_20_4">Вопросительные местоимения</text:p>
      <text:p text:style-name="Text_20_body"/>
      <text:p text:style-name="P2">¿Qué? - что (какие) ?</text:p>
      <text:p text:style-name="P2">¿Quién? ¿Quiénes? - кто? кого?</text:p>
      <text:p text:style-name="P2">¿De Quién? - чей? чья?</text:p>
      <text:p text:style-name="P2">¿Cuál? ¿Cuáles? - который? какой?</text:p>
      <text:p text:style-name="P2"/>
      <text:list xml:id="list1011682417" text:style-name="L3">
        <text:list-item>
          <text:p text:style-name="P35">¿Qué come Ud.? <text:s/>(что вы едите)</text:p>
        </text:list-item>
        <text:list-item>
          <text:p text:style-name="P35">¿Quién es Ud.? (кто вы)</text:p>
        </text:list-item>
        <text:list-item>
          <text:p text:style-name="P35">¿De quién es esta pluma? (чья эта ручка)</text:p>
        </text:list-item>
        <text:list-item>
          <text:p text:style-name="P35">¿Cuál de estos trenes va a Valencia? (какой из этих поездов идет до валенсии)</text:p>
        </text:list-item>
      </text:list>
      <text:p text:style-name="P2"/>
      <text:p text:style-name="P13">Относительные местоимения</text:p>
      <text:p text:style-name="Text_20_body"/>
      <text:p text:style-name="P2">que = который, кто, тот</text:p>
      <text:list xml:id="list1248030795" text:style-name="L4">
        <text:list-item>
          <text:p text:style-name="P36">Es la chica que cuida a los niños. (Эта девочка, которая присматривает за детьми)</text:p>
        </text:list-item>
        <text:list-item>
          <text:p text:style-name="P36">Es el coche que le conduce (Эта машина, которую он ведет)</text:p>
        </text:list-item>
      </text:list>
      <text:p text:style-name="P2"/>
      <text:p text:style-name="P2">quien, quienes = который (с предлогом)</text:p>
      <text:list xml:id="list1860934403" text:style-name="L5">
        <text:list-item>
          <text:p text:style-name="P37">Es el cicho con quien salgo. (Парень, с которым я встречаюсь)</text:p>
        </text:list-item>
        <text:list-item>
          <text:p text:style-name="P37">Es el hombre para quien trabajamos. (Этот человек, на которого мы работаем).</text:p>
        </text:list-item>
      </text:list>
      <text:p text:style-name="P2"/>
      <text:p text:style-name="P2">El qeu, la que, los que, las que, el cual, la qual, los cuales, las cuales = кем, которым</text:p>
      <text:list xml:id="list884296477" text:style-name="L6">
        <text:list-item>
          <text:p text:style-name="P38">La mujer con la que ésta hablando. (Женщина, с которой он говорит)</text:p>
        </text:list-item>
        <text:list-item>
          <text:p text:style-name="P38">Los amigos a los cuales escríbo. (Друзья, которым я пишу).</text:p>
        </text:list-item>
      </text:list>
      <text:p text:style-name="P2"/>
      <text:p text:style-name="P2">Ser + (местоим или сущ) + (quien, quienes) = выделение голосом</text:p>
      <text:list xml:id="list1623834424" text:style-name="L7">
        <text:list-item>
          <text:p text:style-name="P39">Es él quien tiene la culpa. (Это <text:span text:style-name="T4">он</text:span> синоват)</text:p>
        </text:list-item>
      </text:list>
      <text:p text:style-name="P2"/>
      <text:p text:style-name="P2"><text:soft-page-break/>Cuyo (-a, os, -as) = чей, чья, который</text:p>
      <text:list xml:id="list1156884475" text:style-name="L8">
        <text:list-item>
          <text:p text:style-name="P40">El hombre cuya hija es actriz. (Мужчина, чья дочь — актриса)</text:p>
        </text:list-item>
      </text:list>
      <text:p text:style-name="P2"/>
      <text:p text:style-name="P2">Lo que = что; то, что</text:p>
      <text:list xml:id="list302270475" text:style-name="L9">
        <text:list-item>
          <text:p text:style-name="P41">No comprendo lo que está diciendo. (Не понимаю того, что он говорит)</text:p>
          <text:p text:style-name="P41"/>
        </text:list-item>
      </text:list>
      <text:p text:style-name="P7">Относительное местоимение не может быть пропущено.</text:p>
      <text:list xml:id="list1005219077" text:style-name="L10">
        <text:list-item>
          <text:p text:style-name="P42">El libro que lee. <text:s/>(Книга, которую он читает).</text:p>
          <text:p text:style-name="P103"/>
        </text:list-item>
      </text:list>
      <text:p text:style-name="P13">Притяжательные местоимения</text:p>
      <text:p text:style-name="Text_20_body"/>
      <text:p text:style-name="P1">Единственное число</text:p>
      <text:p text:style-name="Text_20_body"/>
      <text:p text:style-name="P2">el mío, la mía - мой</text:p>
      <text:p text:style-name="P2">el tuyo, la tuya - твой</text:p>
      <text:p text:style-name="P2">el suyo, la suya — ее, его, Ваш</text:p>
      <text:p text:style-name="P2">el nuestro, la nuestra - наш</text:p>
      <text:p text:style-name="P2">el vuestro, la vuestra — ваш (друж)</text:p>
      <text:p text:style-name="P2">el suyo, la suya — их, Ваш (вежл)</text:p>
      <text:p text:style-name="Text_20_body"/>
      <text:p text:style-name="P1">Множественное число</text:p>
      <text:p text:style-name="P2"/>
      <text:p text:style-name="P2">los míos, las mías - мой</text:p>
      <text:p text:style-name="P2">los tuyos, las tuyas - твой</text:p>
      <text:p text:style-name="P2">los suyos, las suyas — ее, его, Ваш</text:p>
      <text:p text:style-name="P2">los nuestros, las nuestras - наш</text:p>
      <text:p text:style-name="P2">los vuestros, las vuestras — ваш (друж)</text:p>
      <text:p text:style-name="P2">los suyos, las suyas — их, Ваш (вежл)</text:p>
      <text:p text:style-name="Text_20_body"/>
      <text:p text:style-name="Text_20_body">Обязательно используется определенный артикль, если только не идет глагол <text:span text:style-name="T6">ser.</text:span></text:p>
      <text:p text:style-name="P2"/>
      <text:list xml:id="list1045678024" text:style-name="L11">
        <text:list-item>
          <text:p text:style-name="P43">Mi casa y la tuya. <text:s text:c="3"/>(Мой дом и твой)</text:p>
        </text:list-item>
        <text:list-item>
          <text:p text:style-name="P43">Estas cartas son nuestras. <text:s text:c="3"/>(Эти письма — наши)</text:p>
        </text:list-item>
      </text:list>
      <text:p text:style-name="P2"/>
      <text:p text:style-name="P7">Используются также в роли прилагаельных, после сущ-х и без артикля:</text:p>
      <text:p text:style-name="P7"><text:soft-page-break/></text:p>
      <text:list xml:id="list402329462" text:style-name="L12">
        <text:list-item>
          <text:p text:style-name="P44">Un amigo mío. <text:s/>(Мой друг)</text:p>
        </text:list-item>
        <text:list-item>
          <text:p text:style-name="P44">Una idea suya. <text:s/>(Его идея).</text:p>
        </text:list-item>
      </text:list>
      <text:p text:style-name="Text_20_body"/>
      <text:p text:style-name="Text_20_body"><text:bookmark-ref text:reference-format="page" text:ref-name="p15">29</text:bookmark-ref></text:p>
      <text:p text:style-name="P13">Личные местоимения в роли прямого и косвенного дополнения (объектные)</text:p>
      <text:p text:style-name="Text_20_body"/>
      <text:p text:style-name="Text_20_body">Прямые — родительные пажеж — кого?</text:p>
      <text:p text:style-name="Text_20_body"/>
      <text:p text:style-name="P2">me - меня</text:p>
      <text:p text:style-name="P2">te - тебя</text:p>
      <text:p text:style-name="P2">le — его, Вас (м)</text:p>
      <text:p text:style-name="P2">la — ее, Вас(ж)</text:p>
      <text:p text:style-name="P2">lo, la — его, ее <text:s/>(неодуш)</text:p>
      <text:p text:style-name="P2">nos - нас</text:p>
      <text:p text:style-name="P2">os — вас (друж)</text:p>
      <text:p text:style-name="P2">les — их, вас (вежл м)</text:p>
      <text:p text:style-name="P2">las — их, вас (вежл ж)</text:p>
      <text:p text:style-name="P2">los, las — их (неодуш м,ж)</text:p>
      <text:p text:style-name="P2"/>
      <text:p text:style-name="P7">Косвенные — дательный падеж — кому?</text:p>
      <text:p text:style-name="P7"/>
      <text:p text:style-name="P2">me - мне</text:p>
      <text:p text:style-name="P2">te - тебе</text:p>
      <text:p text:style-name="P2">le — ему</text:p>
      <text:p text:style-name="P2">nos - нам</text:p>
      <text:p text:style-name="P2">os — вам</text:p>
      <text:p text:style-name="P2">les — им, вам (вежл)</text:p>
      <text:p text:style-name="P7">Перед глаголом:</text:p>
      <text:p text:style-name="P7"/>
      <text:list xml:id="list1329209342" text:style-name="L13">
        <text:list-item>
          <text:p text:style-name="P45">Nos ayuda con el trabajo. (он помогает нам по работе)</text:p>
        </text:list-item>
        <text:list-item>
          <text:p text:style-name="P45">Le he escrito una carta. (я написал ему книгу)</text:p>
        </text:list-item>
      </text:list>
      <text:p text:style-name="P2"/>
      <text:p text:style-name="P7">Объектное местоимение добавляется к окончанию инфинитивной формы глагола:</text:p>
      <text:p text:style-name="P7"><text:soft-page-break/></text:p>
      <text:list xml:id="list317383386" text:style-name="L14">
        <text:list-item>
          <text:p text:style-name="P46">Tengo que comparlo. (Мне надо купить это)</text:p>
        </text:list-item>
        <text:list-item>
          <text:p text:style-name="P46">Está esparándome. <text:s text:c="2"/>(Он ждет меня)</text:p>
        </text:list-item>
        <text:list-item>
          <text:p text:style-name="P46">Bébelo. <text:s/>(Выпей это)</text:p>
        </text:list-item>
      </text:list>
      <text:p text:style-name="P2"/>
      <text:p text:style-name="Level_20_3">Прилагательные</text:p>
      <text:p text:style-name="Standard"/>
      <text:list xml:id="list1910802778" text:style-name="L15">
        <text:list-item>
          <text:p text:style-name="P106">Следуют за существительным</text:p>
        </text:list-item>
        <text:list-item>
          <text:p text:style-name="P106">Согласованы с существительным в роде и числе:</text:p>
          <text:list>
            <text:list-item>
              <text:p text:style-name="P106">Прилагательное мужского рода (-о) → (-a) в женском роде</text:p>
            </text:list-item>
            <text:list-item>
              <text:p text:style-name="P106">+ s во множественном числе</text:p>
            </text:list-item>
          </text:list>
        </text:list-item>
      </text:list>
      <text:p text:style-name="P2"/>
      <text:list xml:id="list429627157" text:style-name="L16">
        <text:list-item>
          <text:p text:style-name="P47">una novela cubana / unas novelas cubanas</text:p>
        </text:list-item>
        <text:list-item>
          <text:p text:style-name="P47">un libro cubano <text:s text:c="2"/>/ <text:s/>unos libros cubanos </text:p>
        </text:list-item>
        <text:list-item>
          <text:p text:style-name="P47">el coche blanc<text:span text:style-name="T2">o</text:span> / la casa blanc<text:span text:style-name="T2">a</text:span></text:p>
        </text:list-item>
        <text:list-item>
          <text:p text:style-name="P93">los coches blanc<text:span text:style-name="T2">os</text:span> / las casas blanc<text:span text:style-name="T2">as</text:span></text:p>
          <text:p text:style-name="P94"/>
        </text:list-item>
      </text:list>
      <text:list xml:id="list276049994" text:continue-list="list1910802778" text:style-name="L15">
        <text:list-item>
          <text:list>
            <text:list-item>
              <text:p text:style-name="P106">Прилагательное, оканчивающиеся на (-е) и на согласную имеют одинаковую форму в мужском и среднем роде:</text:p>
            </text:list-item>
          </text:list>
        </text:list-item>
      </text:list>
      <text:p text:style-name="Text_20_body"/>
      <text:list xml:id="list751775361" text:continue-list="list429627157" text:style-name="L16">
        <text:list-item>
          <text:p text:style-name="P93">el lapiz verd<text:span text:style-name="T2">e</text:span> / la pared verd<text:span text:style-name="T2">e</text:span></text:p>
        </text:list-item>
        <text:list-item>
          <text:p text:style-name="P93">los lapices verd<text:span text:style-name="T2">es</text:span> / las paredes verd<text:span text:style-name="T2">es</text:span></text:p>
        </text:list-item>
      </text:list>
      <text:list xml:id="list1989447050" text:continue-list="list276049994" text:style-name="L15">
        <text:list-item>
          <text:list>
            <text:list-item>
              <text:p text:style-name="P106">Прилагательное, оканчивающиеся на (-n) или (-or) иногда являются исключениями:</text:p>
            </text:list-item>
          </text:list>
        </text:list-item>
      </text:list>
      <text:p text:style-name="P5"/>
      <text:list xml:id="list1077357352" text:continue-list="list751775361" text:style-name="L16">
        <text:list-item>
          <text:p text:style-name="P93">trabajad<text:span text:style-name="T2">or</text:span> / trabajad<text:span text:style-name="T2">ora</text:span></text:p>
        </text:list-item>
      </text:list>
      <text:p text:style-name="P5"/>
      <text:p text:style-name="P1">Прилагательные grande, mucho </text:p>
      <text:p text:style-name="Text_20_body"/>
      <text:p text:style-name="Text_20_body">grande может стоять перед существительным, но тераяет de: </text:p>
      <text:p text:style-name="Text_20_body"/>
      <text:p text:style-name="P2">un gran mapa </text:p>
      <text:p text:style-name="Text_20_body"/>
      <text:p text:style-name="Text_20_body">mucho согласуется в роде и числе с существительным: </text:p>
      <text:p text:style-name="Text_20_body"/>
      <text:p text:style-name="P2">Benito compra muchos libros y lee muchas revistas. </text:p>
      <text:p text:style-name="Text_20_body"><text:soft-page-break/></text:p>
      <text:p text:style-name="Text_20_body">С mucho артикль не нужен.</text:p>
      <text:p text:style-name="Standard"/>
      <text:p text:style-name="P13">Притяжательные прилагательные</text:p>
      <text:p text:style-name="Text_20_body"/>
      <text:p text:style-name="P1">Единственное число</text:p>
      <text:p text:style-name="Text_20_body"/>
      <text:p text:style-name="P2">mi - мой</text:p>
      <text:p text:style-name="P2">tu - твой</text:p>
      <text:p text:style-name="P2">su — ее, его, Ваш</text:p>
      <text:p text:style-name="P2">nuestro(-a) - наш</text:p>
      <text:p text:style-name="P2">vuestro(-a) — ваш (друж)</text:p>
      <text:p text:style-name="P2">su — их, Ваш (вежл)</text:p>
      <text:p text:style-name="Text_20_body"/>
      <text:p text:style-name="P1">Множественное число</text:p>
      <text:p text:style-name="P2"/>
      <text:p text:style-name="P2">mis - мой</text:p>
      <text:p text:style-name="P2">tus - твой</text:p>
      <text:p text:style-name="P2">sus — ее, его, Ваш</text:p>
      <text:p text:style-name="P2">nuestros(-as) - наш</text:p>
      <text:p text:style-name="P2">vuestros(-as) — ваш (друж)</text:p>
      <text:p text:style-name="P2">sus — их, Ваш (вежл)</text:p>
      <text:p text:style-name="Text_20_body"/>
      <text:p text:style-name="Text_20_body"><text:bookmark-ref text:reference-format="page" text:ref-name="p14">29</text:bookmark-ref></text:p>
      <text:p text:style-name="Standard"/>
      <text:p text:style-name="Level_20_3">Глагол</text:p>
      <text:p text:style-name="Level_20_4"><text:bookmark-start text:name="ser and estar"/>Глаголы 'ser' и 'estar'<text:bookmark-end text:name="ser and estar"/></text:p>
      <text:p text:style-name="Text_20_body"/>
      <text:p text:style-name="P2">yo s<text:span text:style-name="T2">oy</text:span> </text:p>
      <text:p text:style-name="P2">tu e<text:span text:style-name="T2">res </text:span></text:p>
      <text:p text:style-name="P2">el e<text:span text:style-name="T2">s </text:span></text:p>
      <text:p text:style-name="P2">nostros so<text:span text:style-name="T2">mos </text:span></text:p>
      <text:p text:style-name="P2">vostros so<text:span text:style-name="T2">is </text:span></text:p>
      <text:p text:style-name="P2">ellos so<text:span text:style-name="T2">n </text:span></text:p>
      <text:p text:style-name="P2"/>
      <text:p text:style-name="P2">yo est<text:span text:style-name="T2">oy </text:span></text:p>
      <text:p text:style-name="P2">tu est<text:span text:style-name="T2">as </text:span></text:p>
      <text:p text:style-name="P2"><text:soft-page-break/>el est<text:span text:style-name="T2">a </text:span></text:p>
      <text:p text:style-name="P2">nostros esta<text:span text:style-name="T2">mos </text:span></text:p>
      <text:p text:style-name="P2">vostros esta<text:span text:style-name="T2">is </text:span></text:p>
      <text:p text:style-name="P2">ellos est<text:span text:style-name="T2">an </text:span></text:p>
      <text:p text:style-name="P2"/>
      <text:p text:style-name="Level_20_4">Использование глагола 'ser'</text:p>
      <text:p text:style-name="P7"/>
      <text:p text:style-name="P7">Используется для неотъемных характеристик или постоянных состояний:</text:p>
      <text:p text:style-name="P7"/>
      <text:list xml:id="list597260719" text:style-name="L17">
        <text:list-item>
          <text:p text:style-name="P104">личности</text:p>
        </text:list-item>
      </text:list>
      <text:p text:style-name="P2">- Soy Carmen (Я Кармен)</text:p>
      <text:list xml:id="list1496405181" text:continue-numbering="true" text:style-name="L17">
        <text:list-item>
          <text:p text:style-name="P104">принадлежности</text:p>
        </text:list-item>
      </text:list>
      <text:p text:style-name="P2">Es el perro de Juan (Это собака Жуана)</text:p>
      <text:list xml:id="list765396492" text:continue-numbering="true" text:style-name="L17">
        <text:list-item>
          <text:p text:style-name="P104">происхождения</text:p>
        </text:list-item>
      </text:list>
      <text:p text:style-name="P2">Mis amigos son de Madrid (Мои друзья из Мадрида)</text:p>
      <text:list xml:id="list1463191448" text:continue-numbering="true" text:style-name="L17">
        <text:list-item>
          <text:p text:style-name="P104">национальности</text:p>
        </text:list-item>
      </text:list>
      <text:p text:style-name="P2">Somos ingleses (Мы англичане)</text:p>
      <text:list xml:id="list339323596" text:continue-numbering="true" text:style-name="L17">
        <text:list-item>
          <text:p text:style-name="P104">рода занятий</text:p>
        </text:list-item>
      </text:list>
      <text:p text:style-name="P2">El padre de María es arquitecto (Отец Марии архитектор)</text:p>
      <text:list xml:id="list1517772959" text:continue-numbering="true" text:style-name="L17">
        <text:list-item>
          <text:p text:style-name="P104">материала</text:p>
        </text:list-item>
      </text:list>
      <text:p text:style-name="P2">El reloj es de oro (Эти часы из золота)</text:p>
      <text:list xml:id="list772826596" text:continue-numbering="true" text:style-name="L17">
        <text:list-item>
          <text:p text:style-name="P104">характеристик</text:p>
        </text:list-item>
      </text:list>
      <text:p text:style-name="P2">Carlos es muy alto (Карлос очень высокий)</text:p>
      <text:list xml:id="list493565882" text:continue-numbering="true" text:style-name="L17">
        <text:list-item>
          <text:p text:style-name="P104">выражения времени</text:p>
        </text:list-item>
      </text:list>
      <text:p text:style-name="P2">Son las cinco (Сейчас пять часов)</text:p>
      <text:p text:style-name="P2">Hoy es lines (Сегодня понедельник)</text:p>
      <text:list xml:id="list93189097" text:continue-numbering="true" text:style-name="L17">
        <text:list-item>
          <text:p text:style-name="P104">безличных состояний</text:p>
        </text:list-item>
      </text:list>
      <text:p text:style-name="P2">Es mejor esperar (Лучше подождать)</text:p>
      <text:p text:style-name="P7"/>
      <text:p text:style-name="P12">Использование глагола 'estar'</text:p>
      <text:p text:style-name="Text_20_body"/>
      <text:list xml:id="list1339134726" text:continue-numbering="true" text:style-name="L17">
        <text:list-item>
          <text:p text:style-name="P104">временных состояний или условий</text:p>
        </text:list-item>
      </text:list>
      <text:p text:style-name="P2">- Pedro está enfermo (Педро болен)</text:p>
      <text:list xml:id="list315368285" text:continue-numbering="true" text:style-name="L17">
        <text:list-item>
          <text:p text:style-name="P104">местоположения (временного или постоянного)</text:p>
        </text:list-item>
      </text:list>
      <text:p text:style-name="P2">- Carmen está en el salón (Кармен находится в гостинной)</text:p>
      <text:list xml:id="list2046894108" text:continue-numbering="true" text:style-name="L17">
        <text:list-item>
          <text:p text:style-name="P104"><text:soft-page-break/>с герундием при описании продолжительных действий, происходящих в данный момент</text:p>
        </text:list-item>
      </text:list>
      <text:p text:style-name="P2">- Los niños están jugando en el jardín (Дети играют в саду)</text:p>
      <text:list xml:id="list1464108441" text:continue-numbering="true" text:style-name="L17">
        <text:list-item>
          <text:p text:style-name="P104">с причасиями прош времени для пассивных конструкций</text:p>
        </text:list-item>
      </text:list>
      <text:list xml:id="list252741311" text:style-name="L18">
        <text:list-item>
          <text:p text:style-name="P48">El ladrón está detenido por la policía (Вор схвачен полицией)</text:p>
          <text:p text:style-name="P107"/>
        </text:list-item>
      </text:list>
      <text:p text:style-name="Text_20_body">&lt;estar + para&gt; - быть готовым что-то сделать:</text:p>
      <text:list xml:id="list635865184" text:style-name="L19">
        <text:list-item>
          <text:p text:style-name="P49">el tren está para llegar — поезд вот-вот прибудет</text:p>
        </text:list-item>
      </text:list>
      <text:p text:style-name="P2"/>
      <text:p text:style-name="Text_20_body">См упражнения <text:a xlink:type="simple" xlink:href="#pereiro 7">p7</text:a>.</text:p>
      <text:p text:style-name="Text_20_body"/>
      <text:p text:style-name="Level_20_4">Правильные глаголы</text:p>
      <text:p text:style-name="Text_20_body"/>
      <text:p text:style-name="Level_20_5"><text:span text:style-name="T1">Типы спряжений</text:span> </text:p>
      <text:p text:style-name="Text_20_body"/>
      <text:p text:style-name="P2">I <text:s text:c="2"/>- -ar </text:p>
      <text:p text:style-name="P2">II <text:s/>- -er </text:p>
      <text:p text:style-name="P2">III - -ir </text:p>
      <text:p text:style-name="P2"/>
      <text:p text:style-name="Level_20_5">Presente de indicative </text:p>
      <text:p text:style-name="Level_20_6">Спряжение I</text:p>
      <text:p text:style-name="Text_20_body"/>
      <text:p text:style-name="P2">habl<text:span text:style-name="T2">ar</text:span></text:p>
      <text:p text:style-name="P2"/>
      <text:p text:style-name="P2">yo <text:s text:c="8"/><text:tab/>habl<text:span text:style-name="T2">o</text:span></text:p>
      <text:p text:style-name="P2">tu <text:s text:c="8"/><text:tab/>habl<text:span text:style-name="T2">as</text:span></text:p>
      <text:p text:style-name="P2">el <text:s text:c="8"/><text:tab/>habl<text:span text:style-name="T2">a </text:span></text:p>
      <text:p text:style-name="P2">nostros<text:tab/>habl<text:span text:style-name="T2">amos</text:span></text:p>
      <text:p text:style-name="P2">vostros <text:s text:c="3"/><text:tab/>habl<text:span text:style-name="T2">ais</text:span></text:p>
      <text:p text:style-name="P2">ellos <text:s text:c="5"/><text:tab/>habl<text:span text:style-name="T2">an</text:span></text:p>
      <text:p text:style-name="P2"/>
      <text:p text:style-name="Level_20_6">Спряжение II</text:p>
      <text:p text:style-name="Standard"/>
      <text:p text:style-name="P2">com<text:span text:style-name="T2">er</text:span></text:p>
      <text:p text:style-name="P2"/>
      <text:p text:style-name="P2">yo <text:s text:c="8"/><text:tab/>com<text:span text:style-name="T2">o</text:span></text:p>
      <text:p text:style-name="P2"><text:soft-page-break/>tu <text:s text:c="8"/><text:tab/>com<text:span text:style-name="T2">es</text:span></text:p>
      <text:p text:style-name="P2">el <text:s text:c="8"/><text:tab/>com<text:span text:style-name="T2">e</text:span></text:p>
      <text:p text:style-name="P2">nostros<text:tab/>com<text:span text:style-name="T2">emos</text:span></text:p>
      <text:p text:style-name="P2">vostros <text:s text:c="3"/><text:tab/>com<text:span text:style-name="T2">eis</text:span></text:p>
      <text:p text:style-name="P2">ellos <text:s text:c="5"/><text:tab/>com<text:span text:style-name="T2">en</text:span></text:p>
      <text:p text:style-name="P2"/>
      <text:p text:style-name="Level_20_6">Спряжение III</text:p>
      <text:p text:style-name="Text_20_body"/>
      <text:p text:style-name="P2">escrib<text:span text:style-name="T2">ir </text:span></text:p>
      <text:p text:style-name="P2"/>
      <text:p text:style-name="P2">yo <text:s text:c="8"/><text:tab/>escrib<text:span text:style-name="T2">o</text:span> </text:p>
      <text:p text:style-name="P2">tu <text:s text:c="8"/><text:tab/>escrib<text:span text:style-name="T2">es </text:span></text:p>
      <text:p text:style-name="P2">el <text:s text:c="8"/><text:tab/>escrib<text:span text:style-name="T2">e </text:span></text:p>
      <text:p text:style-name="P2">nostros<text:tab/>escrib<text:span text:style-name="T2">imos </text:span></text:p>
      <text:p text:style-name="P2">vostros <text:s text:c="3"/><text:tab/>escrib<text:span text:style-name="T2">is </text:span></text:p>
      <text:p text:style-name="P2">ellos <text:s text:c="5"/><text:tab/>escrib<text:span text:style-name="T2">en </text:span></text:p>
      <text:p text:style-name="P8">См. упражнение <text:a xlink:type="simple" xlink:href="#pereiro 11">#pereiro 11</text:a>.</text:p>
      <text:p text:style-name="Text_20_body"/>
      <text:p text:style-name="Level_20_4">Неправильные глаголы</text:p>
      <text:p text:style-name="Level_20_5">ir (идти) </text:p>
      <text:p text:style-name="Text_20_body"/>
      <text:list xml:id="list1935156036" text:style-name="L20">
        <text:list-item>
          <text:p text:style-name="P105">ходить, идти</text:p>
        </text:list-item>
        <text:list-item>
          <text:p text:style-name="P105">собираться что-либо сделать (ir a + инфинитив = буд время)</text:p>
        </text:list-item>
        <text:list-item>
          <text:p text:style-name="P105">vomos - давайте</text:p>
        </text:list-item>
      </text:list>
      <text:p text:style-name="Text_20_body"/>
      <text:p text:style-name="P2">yo voy </text:p>
      <text:p text:style-name="P2">tu vas </text:p>
      <text:p text:style-name="P2">el va </text:p>
      <text:p text:style-name="P2">nostros vamos </text:p>
      <text:p text:style-name="P2">vostros vais </text:p>
      <text:p text:style-name="P2">ellos van </text:p>
      <text:p text:style-name="Text_20_body"/>
      <text:list xml:id="list1388704123" text:style-name="L21">
        <text:list-item>
          <text:p text:style-name="P50">Van a la iglesia. <text:s/>(Они ходят в церковь)</text:p>
        </text:list-item>
        <text:list-item>
          <text:p text:style-name="P50">Voy a comprar un periódico. <text:s text:c="2"/>(Я собираюсь купить газету)</text:p>
        </text:list-item>
        <text:list-item>
          <text:p text:style-name="P50">Vomos a comprar los billetes. <text:s text:c="2"/>(Давайте купим билеты / Мы купим билеты)</text:p>
        </text:list-item>
      </text:list>
      <text:p text:style-name="P2"><text:soft-page-break/></text:p>
      <text:p text:style-name="P2"><text:bookmark-ref text:reference-format="page" text:ref-name="p19">30</text:bookmark-ref></text:p>
      <text:p text:style-name="Level_20_5">venir (приходить) </text:p>
      <text:p text:style-name="Text_20_body"/>
      <text:p text:style-name="P2">yo vengo </text:p>
      <text:p text:style-name="P2">tu vienes </text:p>
      <text:p text:style-name="P2">el viene </text:p>
      <text:p text:style-name="P2">nostros venimos </text:p>
      <text:p text:style-name="P2">vostros venis </text:p>
      <text:p text:style-name="P2">ellos vienen </text:p>
      <text:p text:style-name="P2"/>
      <text:p text:style-name="Level_20_5">querer (хотеть) </text:p>
      <text:p text:style-name="Text_20_body"/>
      <text:p text:style-name="P2">yo quiero </text:p>
      <text:p text:style-name="P2">tu quieres</text:p>
      <text:p text:style-name="P2">el quiere </text:p>
      <text:p text:style-name="P2">nostros queremos</text:p>
      <text:p text:style-name="P2">vostros quereis</text:p>
      <text:p text:style-name="P2">ellos quieren</text:p>
      <text:p text:style-name="Text_20_body"/>
      <text:p text:style-name="Level_20_5">poder (мочь) </text:p>
      <text:p text:style-name="Text_20_body"/>
      <text:p text:style-name="P2">yo puedo </text:p>
      <text:p text:style-name="P2">tu puedes</text:p>
      <text:p text:style-name="P2">el puede</text:p>
      <text:p text:style-name="P2">nostros podemos</text:p>
      <text:p text:style-name="P2">vostros podeis</text:p>
      <text:p text:style-name="P2">ellos pueden</text:p>
      <text:p text:style-name="Text_20_body"/>
      <text:p text:style-name="Level_20_5">decir (говорить) </text:p>
      <text:p text:style-name="Text_20_body"/>
      <text:p text:style-name="P2">yo digo</text:p>
      <text:p text:style-name="P2">tu dices</text:p>
      <text:p text:style-name="P2">el dice</text:p>
      <text:p text:style-name="P2">nostros decimos</text:p>
      <text:p text:style-name="P2">vostros decís</text:p>
      <text:p text:style-name="P2"><text:soft-page-break/>ellos decin</text:p>
      <text:p text:style-name="P2"/>
      <text:p text:style-name="Level_20_5">hacer (делать) </text:p>
      <text:p text:style-name="Text_20_body"/>
      <text:p text:style-name="P2">yo hago</text:p>
      <text:p text:style-name="P2">tu haces</text:p>
      <text:p text:style-name="P2">el hace</text:p>
      <text:p text:style-name="P2">nostros hacemos</text:p>
      <text:p text:style-name="P2">vostros hacís</text:p>
      <text:p text:style-name="P2">ellos hacin</text:p>
      <text:p text:style-name="P2"/>
      <text:p text:style-name="Level_20_5">ver (видеть) </text:p>
      <text:p text:style-name="Text_20_body"/>
      <text:p text:style-name="P2">yo veo</text:p>
      <text:p text:style-name="P2">tu ves</text:p>
      <text:p text:style-name="P2">el ve</text:p>
      <text:p text:style-name="P2">nostros vemos</text:p>
      <text:p text:style-name="P2">vostros veis</text:p>
      <text:p text:style-name="P2">ellos ven</text:p>
      <text:p text:style-name="P2"/>
      <text:p text:style-name="Level_20_5">dar (давать) </text:p>
      <text:p text:style-name="Text_20_body"/>
      <text:p text:style-name="P2">yo doy</text:p>
      <text:p text:style-name="P2">tu das</text:p>
      <text:p text:style-name="P2">el da</text:p>
      <text:p text:style-name="P2">nostros damos</text:p>
      <text:p text:style-name="P2">vostros dais</text:p>
      <text:p text:style-name="P2">ellos dan</text:p>
      <text:p text:style-name="P2"/>
      <text:p text:style-name="Level_20_5">saber (знать) </text:p>
      <text:p text:style-name="Text_20_body"/>
      <text:p text:style-name="P2">yo sé</text:p>
      <text:p text:style-name="P2">tu sabes</text:p>
      <text:p text:style-name="P2">el sabe</text:p>
      <text:p text:style-name="P2">nostros sabemos</text:p>
      <text:p text:style-name="P2">vostros sabéis</text:p>
      <text:p text:style-name="P2"><text:soft-page-break/>ellos saben</text:p>
      <text:p text:style-name="P2"/>
      <text:p text:style-name="Level_20_5">oír (слышать) </text:p>
      <text:p text:style-name="Text_20_body"/>
      <text:p text:style-name="P2">yo oigo</text:p>
      <text:p text:style-name="P2">tu oyes</text:p>
      <text:p text:style-name="P2">el oye</text:p>
      <text:p text:style-name="P2">nostros oímos</text:p>
      <text:p text:style-name="P2">vostros oís</text:p>
      <text:p text:style-name="P2">ellos oyen</text:p>
      <text:p text:style-name="P2"/>
      <text:p text:style-name="P2"/>
      <text:p text:style-name="Level_20_4">Герундий</text:p>
      <text:p text:style-name="Text_20_body"/>
      <text:p text:style-name="P2">-ar → -ando</text:p>
      <text:p text:style-name="P2">-er -ir → iendo</text:p>
      <text:p text:style-name="P2"/>
      <text:list xml:id="list2075116705" text:style-name="L22">
        <text:list-item>
          <text:p text:style-name="P51">hablar → hablando (говоря)</text:p>
        </text:list-item>
        <text:list-item>
          <text:p text:style-name="P51">comer → comiendo (кушая)</text:p>
        </text:list-item>
        <text:list-item>
          <text:p text:style-name="P51">vivir → viviendo (живя)</text:p>
        </text:list-item>
      </text:list>
      <text:p text:style-name="Text_20_body"/>
      <text:p text:style-name="Text_20_body"><text:span text:style-name="T2">Estar + герундий</text:span> для выражения продолжительного времени в настоящий момент (спряжение estar смотри <text:bookmark-ref text:reference-format="page" text:ref-name="ser and estar">8</text:bookmark-ref><text:bookmark-ref text:reference-format="page" text:ref-name="ser and estar">8</text:bookmark-ref>).</text:p>
      <text:list xml:id="list122364815" text:style-name="L23">
        <text:list-item>
          <text:p text:style-name="P52">Ramón está bebiendo vino. (Рамон пьет вино)</text:p>
        </text:list-item>
        <text:list-item>
          <text:p text:style-name="P52">Estoy aprenderiendo franc'és. (Я учу французский)</text:p>
        </text:list-item>
      </text:list>
      <text:p text:style-name="Text_20_body"/>
      <text:p text:style-name="Level_20_4">Причастия прошедшего времени</text:p>
      <text:p text:style-name="Text_20_body"/>
      <text:p text:style-name="Text_20_body">-ar → -ado</text:p>
      <text:p text:style-name="Text_20_body">-er, -ir → -ido</text:p>
      <text:p text:style-name="Text_20_body"/>
      <text:list xml:id="list600464235" text:style-name="L24">
        <text:list-item>
          <text:p text:style-name="P53">hablar → hablado</text:p>
        </text:list-item>
        <text:list-item>
          <text:p text:style-name="P53">comer → comido </text:p>
        </text:list-item>
        <text:list-item>
          <text:p text:style-name="P53">vivir → vivido</text:p>
        </text:list-item>
      </text:list>
      <text:p text:style-name="P7"/>
      <text:p text:style-name="P7">Неправильные:</text:p>
      <text:p text:style-name="P7"><text:soft-page-break/></text:p>
      <text:list xml:id="list863129563" text:style-name="L25">
        <text:list-item>
          <text:p text:style-name="P54">escribir → escrito</text:p>
        </text:list-item>
        <text:list-item>
          <text:p text:style-name="P54">ver → visto</text:p>
        </text:list-item>
        <text:list-item>
          <text:p text:style-name="P54">hacer → hecho</text:p>
        </text:list-item>
        <text:list-item>
          <text:p text:style-name="P54">decir → dicho</text:p>
        </text:list-item>
      </text:list>
      <text:p text:style-name="Text_20_body"/>
      <text:p text:style-name="Level_20_4">Pretérito Perfecto de Indicativo</text:p>
      <text:p text:style-name="Standard"/>
      <text:p text:style-name="Text_20_body">Уже совершено на момент речи.</text:p>
      <text:p text:style-name="Text_20_body"/>
      <text:p text:style-name="Text_20_body">haber + причастие прошедшего времени</text:p>
      <text:p text:style-name="Text_20_body"/>
      <text:list xml:id="list1833474998" text:style-name="L26">
        <text:list-item>
          <text:p text:style-name="P55">he comprado</text:p>
        </text:list-item>
        <text:list-item>
          <text:p text:style-name="P55">has comprado</text:p>
        </text:list-item>
        <text:list-item>
          <text:p text:style-name="P55">ha comprado</text:p>
        </text:list-item>
        <text:list-item>
          <text:p text:style-name="P55">hemos comprado</text:p>
        </text:list-item>
        <text:list-item>
          <text:p text:style-name="P55">habéis comprado</text:p>
        </text:list-item>
        <text:list-item>
          <text:p text:style-name="P55">han comprado</text:p>
        </text:list-item>
      </text:list>
      <text:p text:style-name="P2"/>
      <text:list xml:id="list1088467066" text:style-name="L27">
        <text:list-item>
          <text:p text:style-name="P56">Hemos viajado todo el día. <text:s/>(Мы проездили весь день)</text:p>
        </text:list-item>
      </text:list>
      <text:p text:style-name="P2"/>
      <text:p text:style-name="P2"><text:bookmark-ref text:reference-format="page" text:ref-name="p20">31</text:bookmark-ref></text:p>
      <text:p text:style-name="P2"/>
      <text:p text:style-name="Level_20_4">Imperfecto de Indicativo</text:p>
      <text:p text:style-name="P2"/>
      <text:p text:style-name="P7">Прошедшее незаконченное время. Используется, когда мы говорим о привычных (повторяющихся) действиях в прошлом, не имеющих определенных временных границ.</text:p>
      <text:p text:style-name="P7"/>
      <text:p text:style-name="P2">hablar</text:p>
      <text:p text:style-name="P2">hablaba</text:p>
      <text:p text:style-name="P2">hablabas</text:p>
      <text:p text:style-name="P2">hablámos</text:p>
      <text:p text:style-name="P2">hablabais</text:p>
      <text:p text:style-name="P2">hablaban</text:p>
      <text:p text:style-name="P2"/>
      <text:p text:style-name="P2"><text:soft-page-break/></text:p>
      <text:p text:style-name="P2">comer</text:p>
      <text:p text:style-name="P2">comía</text:p>
      <text:p text:style-name="P2">comías</text:p>
      <text:p text:style-name="P2">comía</text:p>
      <text:p text:style-name="P2">comíamos</text:p>
      <text:p text:style-name="P2">comíais</text:p>
      <text:p text:style-name="P2">comían</text:p>
      <text:p text:style-name="P2"/>
      <text:p text:style-name="P2"/>
      <text:p text:style-name="P2">vivir</text:p>
      <text:p text:style-name="P2">vivía</text:p>
      <text:p text:style-name="P2">vivías</text:p>
      <text:p text:style-name="P2">vivía</text:p>
      <text:p text:style-name="P2">vivíamos</text:p>
      <text:p text:style-name="P2">vivíais</text:p>
      <text:p text:style-name="P2">vivían</text:p>
      <text:p text:style-name="P2"/>
      <text:p text:style-name="P7">Примеры:</text:p>
      <text:p text:style-name="P7"/>
      <text:list xml:id="list1086593909" text:style-name="L28">
        <text:list-item>
          <text:p text:style-name="P57">Carlos compabla el periódico todos los días. <text:s/>(Карлос обычно покупал газеты каждый день)</text:p>
        </text:list-item>
      </text:list>
      <text:p text:style-name="P7"/>
      <text:p text:style-name="P7">Только три глагола изменяются не по общим правилам: <text:s/><text:span text:style-name="T2">ser,ir, ver</text:span>.</text:p>
      <text:p text:style-name="P7"/>
      <text:p text:style-name="P2">Ser</text:p>
      <text:p text:style-name="P2">era</text:p>
      <text:p text:style-name="P2">eras</text:p>
      <text:p text:style-name="P2">era</text:p>
      <text:p text:style-name="P2">éramos</text:p>
      <text:p text:style-name="P2">erais</text:p>
      <text:p text:style-name="P2">eran</text:p>
      <text:p text:style-name="P2"/>
      <text:p text:style-name="P2"/>
      <text:p text:style-name="P2">Ir</text:p>
      <text:p text:style-name="P2">iba</text:p>
      <text:p text:style-name="P2"><text:soft-page-break/>ibas</text:p>
      <text:p text:style-name="P2">iba</text:p>
      <text:p text:style-name="P2">ibamos</text:p>
      <text:p text:style-name="P2">ibais</text:p>
      <text:p text:style-name="P2">iban</text:p>
      <text:p text:style-name="P2"/>
      <text:p text:style-name="P2">Ver</text:p>
      <text:p text:style-name="P2">veía</text:p>
      <text:p text:style-name="P2">veías</text:p>
      <text:p text:style-name="P2">veía</text:p>
      <text:p text:style-name="P2">veíamos</text:p>
      <text:p text:style-name="P2">veíais</text:p>
      <text:p text:style-name="P2">veían</text:p>
      <text:p text:style-name="P2"/>
      <text:p text:style-name="P7">Пример:</text:p>
      <text:p text:style-name="P2"/>
      <text:p text:style-name="P2">- Ibamos a España una vaz al año. <text:s/>(Мы привыкли ездить в Испанию раз в год)</text:p>
      <text:p text:style-name="P2"/>
      <text:p text:style-name="Level_20_4">ir a + infinitivo</text:p>
      <text:p text:style-name="Standard"/>
      <text:p text:style-name="Text_20_body">Действие, которое должно совршиться в ближайшем времени — futuro próximo.</text:p>
      <text:p text:style-name="Text_20_body"/>
      <text:list xml:id="list2135681163" text:style-name="L29">
        <text:list-item>
          <text:p text:style-name="P58"><text:span text:style-name="T2">voy a ver</text:span> la presenta</text:p>
        </text:list-item>
        <text:list-item>
          <text:p text:style-name="P58"><text:span text:style-name="T2">vamos a trabajar</text:span> todo el día.</text:p>
          <text:p text:style-name="P58"/>
        </text:list-item>
      </text:list>
      <text:p text:style-name="Level_20_4">Вспомогательный глагол haber</text:p>
      <text:p text:style-name="Text_20_body"/>
      <text:p text:style-name="Text_20_body">Используется когда глагол опущен</text:p>
      <text:p text:style-name="Text_20_body"/>
      <text:list xml:id="list2126858606" text:style-name="L30">
        <text:list-item>
          <text:p text:style-name="P59">En la playa hay una barca. <text:s text:c="2"/>(На берегу — лодка)</text:p>
        </text:list-item>
        <text:list-item>
          <text:p text:style-name="P59">En esta ciudad haymuchos turistas.</text:p>
        </text:list-item>
        <text:list-item>
          <text:p text:style-name="P59">¿Hay una barca en la playa?</text:p>
        </text:list-item>
        <text:list-item>
          <text:p text:style-name="P59">¿Qué hay en la playa?</text:p>
        </text:list-item>
        <text:list-item>
          <text:p text:style-name="P59">¿Hay muchos turistas en esta ciudad?</text:p>
        </text:list-item>
      </text:list>
      <text:p text:style-name="P2"/>
      <text:p text:style-name="P7"><text:soft-page-break/>Hay que + инфинитив = необходимость действия:</text:p>
      <text:p text:style-name="P7"/>
      <text:list xml:id="list551440560" text:style-name="L31">
        <text:list-item>
          <text:p text:style-name="P60">Hay que var la catedral. <text:s/>(Надо посмотреть собор)</text:p>
        </text:list-item>
        <text:list-item>
          <text:p text:style-name="P60">No hay que llorar. <text:s/>(Не надо плакать)</text:p>
        </text:list-item>
      </text:list>
      <text:p text:style-name="Text_20_body"/>
      <text:p text:style-name="Level_20_4">Местоименные глаголы. <text:s/>Verbox pronominales.</text:p>
      <text:p text:style-name="Text_20_body"/>
      <text:p text:style-name="Text_20_body">Глагол + se</text:p>
      <text:p text:style-name="Text_20_body"/>
      <text:p text:style-name="Text_20_body">От переходных глаголов:</text:p>
      <text:list xml:id="list2041369496" text:style-name="L32">
        <text:list-item>
          <text:p text:style-name="P61">preparar → prepararse (готовить - готовиться)</text:p>
        </text:list-item>
      </text:list>
      <text:p text:style-name="P2"/>
      <text:p text:style-name="P7">От непереходных глаголов:</text:p>
      <text:list xml:id="list504494200" text:style-name="L33">
        <text:list-item>
          <text:p text:style-name="P62">ir → irse (идти - уходить)</text:p>
        </text:list-item>
      </text:list>
      <text:p text:style-name="Text_20_body"/>
      <text:p text:style-name="Text_20_body">При спряжении возвратное местоимение ставится перед глаголом:</text:p>
      <text:p text:style-name="Text_20_body"/>
      <text:list xml:id="list1524940469" text:style-name="L34">
        <text:list-item>
          <text:p text:style-name="P63">me preparo</text:p>
        </text:list-item>
        <text:list-item>
          <text:p text:style-name="P63">te preparas</text:p>
        </text:list-item>
        <text:list-item>
          <text:p text:style-name="P63">se prepara</text:p>
        </text:list-item>
        <text:list-item>
          <text:p text:style-name="P63">nos preparamos</text:p>
        </text:list-item>
        <text:list-item>
          <text:p text:style-name="P63">os preparáis</text:p>
        </text:list-item>
        <text:list-item>
          <text:p text:style-name="P63">se preparan</text:p>
        </text:list-item>
      </text:list>
      <text:p text:style-name="Text_20_body"/>
      <text:p text:style-name="Level_20_3">Числительные</text:p>
      <text:p text:style-name="Level_20_4">Количественные числительные</text:p>
      <text:p text:style-name="Text_20_body"/>
      <text:p text:style-name="Text_20_body"/>
      <text:p text:style-name="Text_20_body">1-10: uno, dos , tress, cuatro, cinco, seis, siete, ocho, nueve, diez</text:p>
      <text:p text:style-name="Text_20_body">11-20: <text:s/>once, doce, trece, catorce, quince, <text:s/><text:span text:style-name="T2">dieci</text:span>séis, <text:span text:style-name="T2">dieci</text:span>siete, <text:span text:style-name="T2">dieci</text:span>ocho, <text:span text:style-name="T2">dieci</text:span>nueve, veinte</text:p>
      <text:p text:style-name="Text_20_body">20-30: <text:span text:style-name="T2">veinti</text:span>uno, <text:span text:style-name="T2">veinti</text:span>dós, <text:span text:style-name="T2">veinti</text:span>trés, <text:span text:style-name="T2">veinti</text:span>cuatro, <text:span text:style-name="T2">veinti</text:span>cinco, <text:span text:style-name="T2">veinti</text:span>séis … treinta</text:p>
      <text:p text:style-name="Text_20_body">30-40: treinta, <text:s/>treinta y uno uno, <text:s/><text:span text:style-name="T2">treinta y</text:span> dos … <text:s/>cuareta</text:p>
      <text:p text:style-name="Text_20_body">50: cincuenta</text:p>
      <text:p text:style-name="Text_20_body"><text:soft-page-break/>60: sesenta</text:p>
      <text:p text:style-name="Text_20_body">70: setenta</text:p>
      <text:p text:style-name="Text_20_body">80: ochenta</text:p>
      <text:p text:style-name="Text_20_body">90: noventa</text:p>
      <text:p text:style-name="Text_20_body">100: ciento</text:p>
      <text:p text:style-name="Text_20_body">101: ciento dos …</text:p>
      <text:p text:style-name="Text_20_body">199: ciento noventa y nueve</text:p>
      <text:p text:style-name="Text_20_body">200: doscientos</text:p>
      <text:p text:style-name="Text_20_body">300: trescientos</text:p>
      <text:p text:style-name="Text_20_body">1000: mil</text:p>
      <text:p text:style-name="Text_20_body">2000: <text:s/>dos mil</text:p>
      <text:p text:style-name="Text_20_body"/>
      <text:p text:style-name="Text_20_body"><text:bookmark-ref text:reference-format="page" text:ref-name="p16">29</text:bookmark-ref></text:p>
      <text:p text:style-name="Level_20_4">Порядковые числительные</text:p>
      <text:p text:style-name="Text_20_body"/>
      <text:p text:style-name="Text_20_body">1th - primero</text:p>
      <text:p text:style-name="Text_20_body">2th - segundo</text:p>
      <text:p text:style-name="Text_20_body">3th - tercero</text:p>
      <text:p text:style-name="Text_20_body">4<text:span text:style-name="T7">th</text:span> - cuarto</text:p>
      <text:p text:style-name="Text_20_body">5<text:span text:style-name="T7">th</text:span> - quinto</text:p>
      <text:p text:style-name="Text_20_body">6<text:span text:style-name="T7">th</text:span> - sexto</text:p>
      <text:p text:style-name="Text_20_body">7<text:span text:style-name="T7">th</text:span> - séptimo</text:p>
      <text:p text:style-name="Text_20_body">8<text:span text:style-name="T7">th</text:span> - octavo</text:p>
      <text:p text:style-name="Text_20_body">9<text:span text:style-name="T7">th</text:span> - noveno</text:p>
      <text:p text:style-name="Text_20_body">10<text:span text:style-name="T7">th</text:span> - décimo</text:p>
      <text:p text:style-name="Text_20_body"/>
      <text:p text:style-name="Text_20_body">Перед сущ муж рода и ед числа → primer, tercer:</text:p>
      <text:p text:style-name="Text_20_body"/>
      <text:list xml:id="list1103734135" text:style-name="L35">
        <text:list-item>
          <text:p text:style-name="P64">El primer hombre (Первый человек)</text:p>
          <text:p text:style-name="P108"/>
        </text:list-item>
      </text:list>
      <text:p text:style-name="Text_20_body"><text:bookmark-ref text:reference-format="page" text:ref-name="p17">30</text:bookmark-ref></text:p>
      <text:p text:style-name="Text_20_body"/>
      <text:p text:style-name="Level_20_3">Предлоги</text:p>
      <text:p text:style-name="Standard"/>
      <text:p text:style-name="Standard"><text:span text:style-name="T2">a</text:span> - направленное движение</text:p>
      <text:p text:style-name="Standard"/>
      <text:list xml:id="list179762448" text:style-name="L36">
        <text:list-item>
          <text:p text:style-name="P26">Victor va a la universidad.</text:p>
        </text:list-item>
      </text:list>
      <text:p text:style-name="P14"><text:soft-page-break/></text:p>
      <text:p text:style-name="P16"><text:span text:style-name="T2">de</text:span> — принадлежность и исходный пункт движения</text:p>
      <text:p text:style-name="P14"/>
      <text:list xml:id="list223570791" text:style-name="L37">
        <text:list-item>
          <text:p text:style-name="P27">el libro de Víctor</text:p>
        </text:list-item>
        <text:list-item>
          <text:p text:style-name="P27">Andrés sale de la universidad.</text:p>
        </text:list-item>
      </text:list>
      <text:p text:style-name="P14"/>
      <text:p text:style-name="Standard"><text:span text:style-name="T2">сon</text:span> — с кем либо</text:p>
      <text:p text:style-name="Standard"/>
      <text:list xml:id="list1275487271" text:continue-numbering="true" text:style-name="L37">
        <text:list-item>
          <text:p text:style-name="P27">Alberto habla con su compañero.</text:p>
        </text:list-item>
      </text:list>
      <text:p text:style-name="P15"/>
      <text:p text:style-name="P18">por <text:span text:style-name="T1">- по</text:span></text:p>
      <text:p text:style-name="Standard"/>
      <text:list xml:id="list541902403" text:style-name="L38">
        <text:list-item>
          <text:p text:style-name="P28">Salvador pasea por la Avenida de Colón.</text:p>
        </text:list-item>
      </text:list>
      <text:p text:style-name="P14"/>
      <text:p text:style-name="P16"><text:span text:style-name="T2">sobre</text:span> — на (чем либо), о (чем-либо)</text:p>
      <text:p text:style-name="Standard"/>
      <text:list xml:id="list1298464415" text:style-name="L39">
        <text:list-item>
          <text:p text:style-name="P29">El libro está sobre la mesa.</text:p>
        </text:list-item>
        <text:list-item>
          <text:p text:style-name="P29">Alberto lee un relato sobre Moscú.</text:p>
        </text:list-item>
      </text:list>
      <text:p text:style-name="Standard"/>
      <text:p text:style-name="Level_20_2">Построение приложений</text:p>
      <text:p text:style-name="Level_20_3">Принадлежность</text:p>
      <text:p text:style-name="Standard"/>
      <text:p text:style-name="Standard"/>
      <text:p text:style-name="Text_20_body">кого? чего? чей ? -&gt; de </text:p>
      <text:p text:style-name="Text_20_body"/>
      <text:list xml:id="list487658758" text:style-name="L40">
        <text:list-item>
          <text:p text:style-name="P65">El padre de Juan (отец хуана)</text:p>
        </text:list-item>
      </text:list>
      <text:list xml:id="list1508938972" text:style-name="L41">
        <text:list-item>
          <text:p text:style-name="P66">El paraguas de la mujer (зонт женщины)</text:p>
        </text:list-item>
        <text:list-item>
          <text:p text:style-name="P66">La orilla del rio (берег реки)</text:p>
        </text:list-item>
      </text:list>
      <text:p text:style-name="P2"/>
      <text:list xml:id="list158476283" text:style-name="L42">
        <text:list-header>
          <text:p text:style-name="P120">Простое повествовательное предложение</text:p>
        </text:list-header>
      </text:list>
      <text:p text:style-name="Text_20_body"/>
      <text:p text:style-name="Text_20_body">Подл + сказ</text:p>
      <text:p text:style-name="P2"/>
      <text:list xml:id="list851805713" text:style-name="L43">
        <text:list-item>
          <text:p text:style-name="P67">Arturo lee.</text:p>
        </text:list-item>
      </text:list>
      <text:p text:style-name="P2"/>
      <text:list xml:id="list1056730824" text:continue-list="list158476283" text:style-name="L42">
        <text:list-header>
          <text:p text:style-name="P120">Вопросительные предожения без вопросительного слова</text:p>
        </text:list-header>
      </text:list>
      <text:p text:style-name="Text_20_body"/>
      <text:p text:style-name="Text_20_body">Сказ + подлежащее</text:p>
      <text:p text:style-name="Text_20_body"/>
      <text:list xml:id="list652482159" text:style-name="L44">
        <text:list-item>
          <text:p text:style-name="P68">¿Escribe Alberto?</text:p>
        </text:list-item>
        <text:list-item>
          <text:p text:style-name="P68">Si, Alberto escribe.</text:p>
        </text:list-item>
      </text:list>
      <text:p text:style-name="Text_20_body"><text:soft-page-break/></text:p>
      <text:p text:style-name="P22">Вопроc к определению</text:p>
      <text:p text:style-name="Text_20_body"/>
      <text:list xml:id="list437677162" text:style-name="L45">
        <text:list-item>
          <text:p text:style-name="P69">¿Qué revista lee Fernardo?</text:p>
        </text:list-item>
        <text:list-item>
          <text:p text:style-name="P69">¿A qué universidad va Fernardo?</text:p>
        </text:list-item>
        <text:list-item>
          <text:p text:style-name="P69">¿De qué universidad sale?</text:p>
        </text:list-item>
        <text:list-item>
          <text:p text:style-name="P69">¿En qué teatro entra Fernando?</text:p>
        </text:list-item>
        <text:list-item>
          <text:p text:style-name="P69">¿Por qué avenida pasea Fernardo?</text:p>
        </text:list-item>
      </text:list>
      <text:p text:style-name="Text_20_body"/>
      <text:p text:style-name="P22">Вопроc к обстоятельству места</text:p>
      <text:p text:style-name="Text_20_body"/>
      <text:list xml:id="list576942335" text:style-name="L46">
        <text:list-item>
          <text:p text:style-name="P70">¿Dónde vive Fernardo? <text:s/>(где)</text:p>
        </text:list-item>
        <text:list-item>
          <text:p text:style-name="P70">¿Adónde va Andréas? <text:s/>(куда)</text:p>
        </text:list-item>
        <text:list-item>
          <text:p text:style-name="P70">¿De dónde sale Alberto? (откуда)</text:p>
        </text:list-item>
        <text:list-item>
          <text:p text:style-name="P70">¿Por dónde pasea Pablo? (где)</text:p>
        </text:list-item>
      </text:list>
      <text:p text:style-name="Text_20_body"/>
      <text:p text:style-name="P22">Вопроc к главным членам предложения</text:p>
      <text:p text:style-name="Text_20_body"/>
      <text:p text:style-name="Text_20_body">К подлежащему — quién(es):</text:p>
      <text:p text:style-name="Text_20_body"/>
      <text:list xml:id="list1043926808" text:style-name="L47">
        <text:list-item>
          <text:p text:style-name="P71">¿Quién entra en la clase?</text:p>
        </text:list-item>
      </text:list>
      <text:p text:style-name="Text_20_body"/>
      <text:p text:style-name="Text_20_body">К сказуемому — qué hace(n):</text:p>
      <text:p text:style-name="Text_20_body"/>
      <text:list xml:id="list996755373" text:style-name="L48">
        <text:list-item>
          <text:p text:style-name="P72">¿Qué hace Fernando? <text:s text:c="2"/>(Что делает …)</text:p>
        </text:list-item>
        <text:list-item>
          <text:p text:style-name="P72">Lee.</text:p>
        </text:list-item>
      </text:list>
      <text:p text:style-name="Text_20_body"/>
      <text:p text:style-name="P22">Вопроc к дополнению</text:p>
      <text:p text:style-name="P16"/>
      <text:list xml:id="list791501138" text:style-name="L49">
        <text:list-item>
          <text:p text:style-name="P30">Saludo a Alberto. <text:s/>( я приветсвую альберто)</text:p>
        </text:list-item>
        <text:list-item>
          <text:p text:style-name="P30">¿A quién saluda Pedro? <text:s text:c="2"/>(кого приветсвует альберто)</text:p>
        </text:list-item>
        <text:list-item>
          <text:p text:style-name="P30">¿A quién contesta Pedro? <text:s/>(кому отвечает педро)</text:p>
        </text:list-item>
      </text:list>
      <text:p text:style-name="P16"/>
      <text:p text:style-name="P22">Вопроc к обстоятельству времени и образа действия</text:p>
      <text:p text:style-name="Text_20_body"/>
      <text:p text:style-name="P1">¿cuándo? <text:span text:style-name="T1">- когда?</text:span></text:p>
      <text:list xml:id="list1641609484" text:style-name="L50">
        <text:list-item>
          <text:p text:style-name="P95"><text:soft-page-break/><text:span text:style-name="T1">¿</text:span>Cuándo<text:span text:style-name="T1"> va Gabriel a Petersburgo?</text:span></text:p>
        </text:list-item>
        <text:list-item>
          <text:p text:style-name="P95"><text:span text:style-name="T1">Gabriel va </text:span>mañana<text:span text:style-name="T1"> a Petersburgo.</text:span></text:p>
        </text:list-item>
      </text:list>
      <text:p text:style-name="P3"/>
      <text:p text:style-name="P6">¿cómo? <text:span text:style-name="T1">- как?</text:span></text:p>
      <text:list xml:id="list746245253" text:style-name="L51">
        <text:list-item>
          <text:p text:style-name="P96"><text:span text:style-name="T1">¿</text:span>Cómo<text:span text:style-name="T1"> habla Pedro el español?</text:span></text:p>
        </text:list-item>
        <text:list-item>
          <text:p text:style-name="P96"><text:span text:style-name="T1">Pedro habla el español </text:span>muy bien<text:span text:style-name="T1">.</text:span></text:p>
        </text:list-item>
      </text:list>
      <text:p text:style-name="Text_20_body"/>
      <text:p text:style-name="Text_20_body"><text:bookmark-ref text:reference-format="page" text:ref-name="uno431">Ошибка: источник перекрестной ссылки не найден</text:bookmark-ref></text:p>
      <text:p text:style-name="Text_20_body"/>
      <text:list xml:id="list1961370946" text:continue-list="list1056730824" text:style-name="L42">
        <text:list-header>
          <text:p text:style-name="P119">Прямое дополнение</text:p>
        </text:list-header>
      </text:list>
      <text:p text:style-name="Text_20_body"/>
      <text:p text:style-name="Text_20_body">Все глаголы (искл. <text:span text:style-name="T6">Tener</text:span>) требуют после себя предлога, когда в роли прямого дополнения выступает конкретный человек или животное:</text:p>
      <text:p text:style-name="P2"/>
      <text:list xml:id="list2142022753" text:style-name="L52">
        <text:list-item>
          <text:p text:style-name="P73">Llamo a Pedro. <text:s text:c="3"/>(Я зову Педро)</text:p>
        </text:list-item>
        <text:list-item>
          <text:p text:style-name="P73">Llamo a mi perro. <text:s text:c="3"/>(Я зову свою собаку)</text:p>
        </text:list-item>
        <text:list-item>
          <text:p text:style-name="P73">Tiene un perro. <text:s text:c="3"/>(У него есть собака)</text:p>
        </text:list-item>
        <text:list-item>
          <text:p text:style-name="P73">Compra el libro.</text:p>
        </text:list-item>
      </text:list>
      <text:p text:style-name="Text_20_body"/>
      <text:p text:style-name="Text_20_body"/>
      <text:p text:style-name="Level_20_1">Упражнения </text:p>
      <text:p text:style-name="Standard"/>
      <text:p text:style-name="Level_20_2">Учебник 2</text:p>
      <text:p text:style-name="Standard"/>
      <text:p text:style-name="Level_20_3">pereiro 1 </text:p>
      <text:p text:style-name="Text_20_body"/>
      <text:p text:style-name="Text_20_body"><text:s text:c="2"/>1. el libro - los libros </text:p>
      <text:p text:style-name="Text_20_body"><text:s text:c="2"/>2. la casa - las casas </text:p>
      <text:p text:style-name="Text_20_body"><text:s text:c="2"/>3. la mujer - las mujeres </text:p>
      <text:p text:style-name="Text_20_body"><text:s text:c="2"/>4. el hombre - los hombres </text:p>
      <text:p text:style-name="Text_20_body"><text:s text:c="2"/>5. la calle - las calles </text:p>
      <text:p text:style-name="Text_20_body"><text:s text:c="2"/>6. la flor - las flores </text:p>
      <text:p text:style-name="Text_20_body"><text:s text:c="2"/>7. el jardin - los jardines </text:p>
      <text:p text:style-name="Text_20_body"><text:s text:c="2"/>8. el coche - los coches </text:p>
      <text:p text:style-name="Text_20_body"><text:s text:c="2"/>9. la capitail - las capitals </text:p>
      <text:p text:style-name="Text_20_body"><text:s text:c="2"/>10. la ciudad - las ciudades </text:p>
      <text:p text:style-name="Text_20_body"><text:soft-page-break/><text:s text:c="2"/>11. la luz - las luces </text:p>
      <text:p text:style-name="Text_20_body"><text:s text:c="2"/>12. la ley - las lyes </text:p>
      <text:p text:style-name="Text_20_body"/>
      <text:p text:style-name="Level_20_3">pereiro 2 </text:p>
      <text:p text:style-name="Text_20_body"/>
      <text:p text:style-name="Text_20_body"><text:s text:c="2"/>los cigarrillos, el vino, las mesas, la cerveza, el pez, los arboles, el padre, la madre, el lapiz, las estaciones, el billete, el tren </text:p>
      <text:p text:style-name="Text_20_body"/>
      <text:p text:style-name="Text_20_body"><text:s text:c="2"/>unos cigarrillos, un vino, unas mesas, una cerveza, un pez, unos arboles, un padre, una madre, un lapiz, unas estaciones, un billete, un tren </text:p>
      <text:p text:style-name="Text_20_body"/>
      <text:p text:style-name="Level_20_3">pereiro 3 </text:p>
      <text:p text:style-name="Text_20_body"/>
      <text:p text:style-name="Text_20_body"><text:s text:c="2"/>el libro, la mesa, los billetes, unos arboles, una cerveza, el coche, una cuidad, unos cigarrillos, el jardin, una calle, unas mujeres, la estacione </text:p>
      <text:p text:style-name="Text_20_body"/>
      <text:p text:style-name="Level_20_3">pereiro 4 </text:p>
      <text:p text:style-name="Text_20_body"/>
      <text:p text:style-name="Text_20_body"><text:s text:c="2"/>1. Tienen la casa. </text:p>
      <text:p text:style-name="Text_20_body"><text:s text:c="2"/>2. No tenemos el cafè. </text:p>
      <text:p text:style-name="Text_20_body"><text:s text:c="2"/>3. El hombre tiene miedo. </text:p>
      <text:p text:style-name="Text_20_body"><text:s text:c="2"/>4. Tengo que trabajar. </text:p>
      <text:p text:style-name="Text_20_body"><text:s text:c="2"/>5. ¿Tienes tu un lapiz? </text:p>
      <text:p text:style-name="Text_20_body"><text:s text:c="2"/>6. No tenemos sed. </text:p>
      <text:p text:style-name="Text_20_body"><text:s text:c="2"/>7. ¿Tienen ustedes todo? </text:p>
      <text:p text:style-name="Text_20_body"><text:s text:c="2"/>8. Tengo calor. </text:p>
      <text:p text:style-name="Text_20_body"><text:s text:c="2"/>9. Tengo que salir. </text:p>
      <text:p text:style-name="Text_20_body"><text:s text:c="2"/>10. Tiene el hijo. </text:p>
      <text:p text:style-name="Text_20_body"/>
      <text:p text:style-name="Level_20_3">Trening 1 </text:p>
      <text:p text:style-name="Text_20_body"/>
      <text:p text:style-name="Text_20_body"><text:s/>- ¿Tiene Ud hambre? </text:p>
      <text:p text:style-name="Text_20_body"><text:s/>- No, no tengo hambre. </text:p>
      <text:p text:style-name="Text_20_body"/>
      <text:p text:style-name="Text_20_body"><text:s/></text:p>
      <text:p text:style-name="Text_20_body"><text:s/>- ¿Tienen Uds cerveza? </text:p>
      <text:p text:style-name="Text_20_body"><text:s/>- No, no tenemos cerveza. </text:p>
      <text:p text:style-name="Text_20_body"><text:soft-page-break/><text:s/></text:p>
      <text:p text:style-name="Text_20_body"/>
      <text:p text:style-name="Text_20_body"><text:s/>- ¿Tiene Ud sed? </text:p>
      <text:p text:style-name="Text_20_body"><text:s/>- No, no tengo sed. </text:p>
      <text:p text:style-name="Text_20_body"/>
      <text:p text:style-name="Text_20_body"/>
      <text:p text:style-name="Text_20_body"><text:s/>- ¿Tiene Uds calor? </text:p>
      <text:p text:style-name="Text_20_body"><text:s/>- No, no tenemos calor. </text:p>
      <text:p text:style-name="Text_20_body"/>
      <text:p text:style-name="Text_20_body"/>
      <text:p text:style-name="Text_20_body"><text:s/>- ¿Tiene Ud frío? </text:p>
      <text:p text:style-name="Text_20_body"><text:s/>- No, no tengo frío. </text:p>
      <text:p text:style-name="Text_20_body"/>
      <text:p text:style-name="Text_20_body"/>
      <text:p text:style-name="Text_20_body"><text:s/>- ¿Tienen Uds los libros? </text:p>
      <text:p text:style-name="Text_20_body"><text:s/>- No, no tenemos los libros. </text:p>
      <text:p text:style-name="Text_20_body"/>
      <text:p text:style-name="Text_20_body"/>
      <text:p text:style-name="Text_20_body"><text:s/>- ¿Tiene Ud cigarrillos? </text:p>
      <text:p text:style-name="Text_20_body"><text:s/>- No, no tengo cigarrillos. </text:p>
      <text:p text:style-name="Text_20_body"/>
      <text:p text:style-name="Text_20_body"/>
      <text:p text:style-name="Text_20_body"><text:s/>- ¿Tienen Uds los billetes? </text:p>
      <text:p text:style-name="Text_20_body"><text:s/>- No, no tenemos los billetes. </text:p>
      <text:p text:style-name="Text_20_body"/>
      <text:p text:style-name="Level_20_3">pereiro 5 </text:p>
      <text:p text:style-name="Text_20_body"/>
      <text:p text:style-name="Text_20_body"><text:s/>1. a la iglesia </text:p>
      <text:p text:style-name="Text_20_body"><text:s/>2. del idioma </text:p>
      <text:p text:style-name="Text_20_body"><text:s/>3. al coche </text:p>
      <text:p text:style-name="Text_20_body"><text:s/>4. a la mesa </text:p>
      <text:p text:style-name="Text_20_body"><text:s/>5. de los árboles </text:p>
      <text:p text:style-name="Text_20_body"><text:s/>6. a la casa </text:p>
      <text:p text:style-name="Text_20_body"><text:s/>7. del hombre </text:p>
      <text:p text:style-name="Text_20_body"><text:s/>8. de la cuidad</text:p>
      <text:p text:style-name="Standard"/>
      <text:p text:style-name="Standard"><text:soft-page-break/></text:p>
      <text:p text:style-name="Level_20_3">pereiro 6</text:p>
      <text:p text:style-name="Standard"/>
      <text:list xml:id="list1531060033" text:style-name="L53">
        <text:list-item>
          <text:p text:style-name="P109">Unos hombres buen<text:span text:style-name="T2">os</text:span></text:p>
        </text:list-item>
        <text:list-item>
          <text:p text:style-name="P109">Una mujer encantador<text:span text:style-name="T2">a</text:span></text:p>
        </text:list-item>
        <text:list-item>
          <text:p text:style-name="P109">Unos libros útil<text:span text:style-name="T2">es</text:span></text:p>
        </text:list-item>
        <text:list-item>
          <text:p text:style-name="P110">Unas flores blan<text:span text:style-name="T2">as</text:span> <text:span text:style-name="T3">os</text:span></text:p>
        </text:list-item>
        <text:list-item>
          <text:p text:style-name="P110">Un coche barat<text:span text:style-name="T2">o</text:span></text:p>
        </text:list-item>
        <text:list-item>
          <text:p text:style-name="P110">Una calle larg<text:span text:style-name="T2">a</text:span> <text:span text:style-name="T5">o</text:span></text:p>
        </text:list-item>
        <text:list-item>
          <text:p text:style-name="P110">Unos árboles alt<text:span text:style-name="T2">os</text:span></text:p>
        </text:list-item>
        <text:list-item>
          <text:p text:style-name="P110">Unas cuidades interesant<text:span text:style-name="T2">es</text:span></text:p>
        </text:list-item>
        <text:list-item>
          <text:p text:style-name="P110">Un periódico inglés</text:p>
        </text:list-item>
        <text:list-item>
          <text:p text:style-name="P110">Una revista alemán<text:span text:style-name="T2">a</text:span></text:p>
          <text:p text:style-name="P110"/>
        </text:list-item>
      </text:list>
      <text:p text:style-name="Level_20_3"><text:bookmark-start text:name="pereiro 7"/>pereiro 7<text:bookmark-end text:name="pereiro 7"/></text:p>
      <text:p text:style-name="Standard"/>
      <text:list xml:id="list830427560" text:style-name="L54">
        <text:list-item>
          <text:p text:style-name="P112">Las lecciones <text:span text:style-name="T2">son</text:span> difíciles.</text:p>
        </text:list-item>
        <text:list-item>
          <text:p text:style-name="P112">El café <text:span text:style-name="T2">es</text:span> frío.</text:p>
        </text:list-item>
        <text:list-item>
          <text:p text:style-name="P112">Las chicas <text:span text:style-name="T2">son</text:span> alemanas.</text:p>
        </text:list-item>
        <text:list-item>
          <text:p text:style-name="P112">Jaime <text:span text:style-name="T2">es</text:span> muy inteligente.</text:p>
        </text:list-item>
        <text:list-item>
          <text:p text:style-name="P112">Los libros <text:span text:style-name="T2">están</text:span> sobre la mesa.</text:p>
        </text:list-item>
        <text:list-item>
          <text:p text:style-name="P112">Ana <text:span text:style-name="T2">está</text:span> triste.</text:p>
        </text:list-item>
        <text:list-item>
          <text:p text:style-name="P112">La mujer de Luis <text:span text:style-name="T2">es</text:span> secretaria.</text:p>
        </text:list-item>
        <text:list-item>
          <text:p text:style-name="P112">La casa <text:span text:style-name="T2">es</text:span> pequeña.</text:p>
        </text:list-item>
        <text:list-item>
          <text:p text:style-name="P112">El coche no <text:span text:style-name="T2">está</text:span> en el garaje.</text:p>
        </text:list-item>
        <text:list-item>
          <text:p text:style-name="P112">Yo <text:span text:style-name="T2">estoy</text:span> contento con el hotel.</text:p>
        </text:list-item>
      </text:list>
      <text:p text:style-name="Standard"/>
      <text:p text:style-name="Level_20_3">Pereiro 8</text:p>
      <text:p text:style-name="Standard"><text:bookmark-start text:name="__DdeLink__1673_165352844"/></text:p>
      <text:list xml:id="list556820832" text:style-name="L55">
        <text:list-item>
          <text:p text:style-name="P113">Ella es italiana.</text:p>
        </text:list-item>
        <text:list-item>
          <text:p text:style-name="P113">Las manzanas están en la cocina.</text:p>
        </text:list-item>
        <text:list-item>
          <text:p text:style-name="P113">El autobús está allí.</text:p>
        </text:list-item>
        <text:list-item>
          <text:p text:style-name="P113">Madrid es la capital de España.</text:p>
        </text:list-item>
        <text:list-item>
          <text:p text:style-name="P113">La muchacha es alto.</text:p>
        </text:list-item>
        <text:list-item>
          <text:p text:style-name="P113">La casa está en la colina.</text:p>
        </text:list-item>
        <text:list-item>
          <text:p text:style-name="P113">Es peligroso fumar.</text:p>
        </text:list-item>
        <text:list-item>
          <text:p text:style-name="P113">El café es dulce demasiado.</text:p>
        </text:list-item>
        <text:list-item>
          <text:p text:style-name="P113">Mañana es domingo.</text:p>
        </text:list-item>
        <text:list-item>
          <text:p text:style-name="P113"><text:soft-page-break/>Están en la playa.<text:bookmark-end text:name="__DdeLink__1673_165352844"/></text:p>
        </text:list-item>
      </text:list>
      <text:p text:style-name="Text_20_body"/>
      <text:p text:style-name="Text_20_body"/>
      <text:p text:style-name="Level_20_3">Pereiro 9</text:p>
      <text:p text:style-name="Standard"/>
      <text:list xml:id="list208523440" text:style-name="L56">
        <text:list-item>
          <text:p text:style-name="P114"><text:span text:style-name="T2">Este</text:span> coche <text:span text:style-name="T2">es</text:span> caro.</text:p>
        </text:list-item>
        <text:list-item>
          <text:p text:style-name="P114"><text:span text:style-name="T2">Estos</text:span> cigarrillos <text:span text:style-name="T2">son</text:span> fuert<text:span text:style-name="T2">es</text:span>.</text:p>
        </text:list-item>
        <text:list-item>
          <text:p text:style-name="P114"><text:span text:style-name="T2">Esa</text:span> iglesia <text:span text:style-name="T2">es</text:span> <text:span text:style-name="T2">muy</text:span> vieg<text:span text:style-name="T2">a</text:span>.</text:p>
        </text:list-item>
        <text:list-item>
          <text:p text:style-name="P114"><text:span text:style-name="T2">Estos</text:span> amigos <text:span text:style-name="T2">son</text:span> de Madrid.</text:p>
        </text:list-item>
        <text:list-item>
          <text:p text:style-name="P114"><text:span text:style-name="T2">Esta</text:span> mesa <text:span text:style-name="T2">es</text:span> ocupad<text:span text:style-name="T2">a</text:span>.</text:p>
        </text:list-item>
        <text:list-item>
          <text:p text:style-name="P114"><text:span text:style-name="T2">Este</text:span> hombre <text:span text:style-name="T2">es</text:span> libre.</text:p>
        </text:list-item>
        <text:list-item>
          <text:p text:style-name="P114"><text:span text:style-name="T2">Este</text:span> ascensor <text:span text:style-name="T2">es</text:span> lleno.</text:p>
        </text:list-item>
        <text:list-item>
          <text:p text:style-name="P114"><text:span text:style-name="T2">Eses</text:span> uva <text:span text:style-name="T2">son</text:span> agri<text:span text:style-name="T2">os</text:span>.</text:p>
        </text:list-item>
        <text:list-item>
          <text:p text:style-name="P114"><text:span text:style-name="T2">Aquellos</text:span> libros <text:span text:style-name="T2">son</text:span> interesant<text:span text:style-name="T2">es</text:span>.</text:p>
        </text:list-item>
        <text:list-item>
          <text:p text:style-name="P114">Aquella playa. </text:p>
        </text:list-item>
      </text:list>
      <text:p text:style-name="Text_20_body"/>
      <text:p text:style-name="Level_20_3"><text:bookmark-start text:name="pereiro 11"/>Pereiro 11<text:bookmark-end text:name="pereiro 11"/></text:p>
      <text:p text:style-name="Standard"/>
      <text:list xml:id="list478236403" text:style-name="L57">
        <text:list-item>
          <text:p text:style-name="P115">Comprar<text:span text:style-name="T2">o</text:span>.</text:p>
        </text:list-item>
        <text:list-item>
          <text:p text:style-name="P115">Fum<text:span text:style-name="T2">as</text:span>.</text:p>
        </text:list-item>
        <text:list-item>
          <text:p text:style-name="P115">Beb<text:span text:style-name="T2">e</text:span>.</text:p>
        </text:list-item>
        <text:list-item>
          <text:p text:style-name="P115">Escrib<text:span text:style-name="T2">imos</text:span>.</text:p>
        </text:list-item>
        <text:list-item>
          <text:p text:style-name="P115">Estudi<text:span text:style-name="T2">o</text:span>.</text:p>
        </text:list-item>
        <text:list-item>
          <text:p text:style-name="P115">Habl<text:span text:style-name="T2">áis</text:span>.</text:p>
        </text:list-item>
        <text:list-item>
          <text:p text:style-name="P115">Com<text:span text:style-name="T2">e</text:span>.</text:p>
        </text:list-item>
        <text:list-item>
          <text:p text:style-name="P115">Viv<text:span text:style-name="T2">imos</text:span>.</text:p>
        </text:list-item>
        <text:list-item>
          <text:p text:style-name="P115">Sub<text:span text:style-name="T2">en</text:span>.</text:p>
        </text:list-item>
        <text:list-item>
          <text:p text:style-name="P115">Aprend<text:span text:style-name="T2">o</text:span>.</text:p>
        </text:list-item>
        <text:list-item>
          <text:p text:style-name="P115">Beb<text:span text:style-name="T2">e</text:span>.</text:p>
        </text:list-item>
      </text:list>
      <text:p text:style-name="Standard"/>
      <text:p text:style-name="Level_20_3">Pereiro 12</text:p>
      <text:p text:style-name="Text_20_body"/>
      <text:list xml:id="list1607105391" text:style-name="L58">
        <text:list-item>
          <text:p text:style-name="P116">Compr<text:span text:style-name="T2">a</text:span> el periodico. <text:s/>(el)</text:p>
        </text:list-item>
        <text:list-item>
          <text:p text:style-name="P116">¿Beb<text:span text:style-name="T2">e </text:span><text:span text:style-name="T1">la cerveza? (elle)</text:span></text:p>
        </text:list-item>
        <text:list-item>
          <text:p text:style-name="P116"><text:span text:style-name="T1">Pedro viv</text:span><text:span text:style-name="T2">e </text:span><text:span text:style-name="T1">en Barcelona.</text:span></text:p>
        </text:list-item>
        <text:list-item>
          <text:p text:style-name="P116"><text:span text:style-name="T1">Escrib</text:span><text:span text:style-name="T2">o </text:span><text:span text:style-name="T1">de Concita. (Yo)</text:span></text:p>
        </text:list-item>
        <text:list-item>
          <text:p text:style-name="P111">¿Aprende Ud. inglés?</text:p>
        </text:list-item>
        <text:list-item>
          <text:p text:style-name="P116"><text:soft-page-break/><text:span text:style-name="T1">Estos niños aprend</text:span><text:span text:style-name="T2">en</text:span><text:span text:style-name="T1"> español.</text:span></text:p>
        </text:list-item>
        <text:list-item>
          <text:p text:style-name="P116"><text:span text:style-name="T1">Com</text:span><text:span text:style-name="T2">e</text:span><text:span text:style-name="T1"> demasiado. (el)</text:span></text:p>
        </text:list-item>
        <text:list-item>
          <text:p text:style-name="P116"><text:span text:style-name="T1">Sub</text:span><text:span text:style-name="T2">imos</text:span><text:span text:style-name="T1"> la colina. <text:s/>(nosotros)</text:span></text:p>
        </text:list-item>
        <text:list-item>
          <text:p text:style-name="P116"><text:span text:style-name="T1">Habl</text:span><text:span text:style-name="T2">o</text:span><text:span text:style-name="T1"> inglés. (Yo)</text:span></text:p>
        </text:list-item>
        <text:list-item>
          <text:p text:style-name="P116"><text:span text:style-name="T1">Fum</text:span><text:span text:style-name="T2">an los </text:span><text:span text:style-name="T1">cigarrill</text:span><text:span text:style-name="T2">os </text:span><text:span text:style-name="T1">barat</text:span><text:span text:style-name="T2">os</text:span><text:span text:style-name="T1">.</text:span><text:span text:style-name="T2"> </text:span><text:span text:style-name="T1">(ellos)</text:span></text:p>
        </text:list-item>
      </text:list>
      <text:p text:style-name="Text_20_body"/>
      <text:p text:style-name="Level_20_3">Pereiro 13</text:p>
      <text:p text:style-name="Text_20_body"/>
      <text:list xml:id="list1256934842" text:style-name="L59">
        <text:list-item>
          <text:p text:style-name="P117">El pueblo en que vivmos</text:p>
        </text:list-item>
        <text:list-item>
          <text:p text:style-name="P117">La mujer que trabaja en la tienda</text:p>
        </text:list-item>
        <text:list-item>
          <text:p text:style-name="P117">El libro que lee</text:p>
        </text:list-item>
        <text:list-item>
          <text:p text:style-name="P117">La cuidad de que está hablando</text:p>
        </text:list-item>
        <text:list-item>
          <text:p text:style-name="P117">---</text:p>
        </text:list-item>
        <text:list-item>
          <text:p text:style-name="P117">¿De quién son estas <text:s/>cartas?</text:p>
        </text:list-item>
        <text:list-item>
          <text:p text:style-name="P117">¿Qué revista compra?</text:p>
        </text:list-item>
        <text:list-item>
          <text:p text:style-name="P117">La casa que tiene la puerta verde</text:p>
        </text:list-item>
        <text:list-item>
          <text:p text:style-name="P117">La pluma que escribo</text:p>
        </text:list-item>
        <text:list-item>
          <text:p text:style-name="P117">¿Qué número?</text:p>
        </text:list-item>
      </text:list>
      <text:p text:style-name="Text_20_body"/>
      <text:p text:style-name="Level_20_3">Training 2</text:p>
      <text:p text:style-name="Text_20_body"/>
      <text:list xml:id="list428251410" text:style-name="L60">
        <text:list-item>
          <text:p text:style-name="P74">¿Beben Uds. Cerveza?</text:p>
        </text:list-item>
        <text:list-item>
          <text:p text:style-name="P74">Si, bebemos cerveza.</text:p>
        </text:list-item>
      </text:list>
      <text:p text:style-name="P2"/>
      <text:list xml:id="list1840738843" text:continue-numbering="true" text:style-name="L60">
        <text:list-item>
          <text:p text:style-name="P74">¿Come Ud. pan?</text:p>
        </text:list-item>
        <text:list-item>
          <text:p text:style-name="P74">Si, come pan.</text:p>
          <text:p text:style-name="P74"/>
        </text:list-item>
        <text:list-item>
          <text:p text:style-name="P74">¿Viven Uds. en Londres?</text:p>
        </text:list-item>
        <text:list-item>
          <text:p text:style-name="P74">Si, vivimos en Londres.</text:p>
        </text:list-item>
      </text:list>
      <text:p text:style-name="Text_20_body"/>
      <text:list xml:id="list1817161195" text:continue-numbering="true" text:style-name="L60">
        <text:list-item>
          <text:p text:style-name="P74">¿Es Ud. médico?</text:p>
        </text:list-item>
        <text:list-item>
          <text:p text:style-name="P74">Si, soy médico.</text:p>
        </text:list-item>
      </text:list>
      <text:p text:style-name="P2"/>
      <text:list xml:id="list1222198420" text:continue-numbering="true" text:style-name="L60">
        <text:list-item>
          <text:p text:style-name="P74">¿Hablan Uds. español?</text:p>
        </text:list-item>
        <text:list-item>
          <text:p text:style-name="P74">Si, hablamos español.</text:p>
        </text:list-item>
      </text:list>
      <text:p text:style-name="P2"/>
      <text:list xml:id="list869383652" text:continue-numbering="true" text:style-name="L60">
        <text:list-item>
          <text:p text:style-name="P74"><text:soft-page-break/>¿Compra Ud. La revista?</text:p>
        </text:list-item>
        <text:list-item>
          <text:p text:style-name="P74">Si, compro la revista.</text:p>
        </text:list-item>
      </text:list>
      <text:p text:style-name="P19"/>
      <text:p text:style-name="P19">Training 3</text:p>
      <text:p text:style-name="P2"/>
      <text:list xml:id="list991790790" text:continue-numbering="true" text:style-name="L60">
        <text:list-item>
          <text:p text:style-name="P74">¿Vive Ud. en Barcelona?</text:p>
        </text:list-item>
        <text:list-item>
          <text:p text:style-name="P74">No, no vivo en Barcelona.</text:p>
        </text:list-item>
      </text:list>
      <text:p text:style-name="P2"/>
      <text:list xml:id="list2147393141" text:continue-numbering="true" text:style-name="L60">
        <text:list-item>
          <text:p text:style-name="P74">¿Fuman Uds.?</text:p>
        </text:list-item>
        <text:list-item>
          <text:p text:style-name="P74">No, no fumamos.</text:p>
        </text:list-item>
      </text:list>
      <text:p text:style-name="P2"/>
      <text:list xml:id="list2112332323" text:continue-numbering="true" text:style-name="L60">
        <text:list-item>
          <text:p text:style-name="P74">¿Aprende Ud. alemán?</text:p>
        </text:list-item>
        <text:list-item>
          <text:p text:style-name="P74">No, no aprendo alemán.</text:p>
        </text:list-item>
      </text:list>
      <text:p text:style-name="P2"/>
      <text:list xml:id="list1436166004" text:continue-numbering="true" text:style-name="L60">
        <text:list-item>
          <text:p text:style-name="P74">¿Compran Uds. los periódicos?</text:p>
        </text:list-item>
        <text:list-item>
          <text:p text:style-name="P74">No, no compramos los periódicos.</text:p>
        </text:list-item>
        <text:list-item>
          <text:p text:style-name="P74">¿Bebe Ud. vino?</text:p>
        </text:list-item>
        <text:list-item>
          <text:p text:style-name="P74">No, no bebo vino.</text:p>
        </text:list-item>
      </text:list>
      <text:p text:style-name="P2"/>
      <text:list xml:id="list398344410" text:continue-numbering="true" text:style-name="L60">
        <text:list-item>
          <text:p text:style-name="P74">¿Son Uds. españoles?</text:p>
        </text:list-item>
        <text:list-item>
          <text:p text:style-name="P74">No, no somos españoles.</text:p>
        </text:list-item>
      </text:list>
      <text:p text:style-name="Level_20_1"/>
      <text:p text:style-name="P19">Training 4</text:p>
      <text:p text:style-name="P2"/>
      <text:list xml:id="list620011437" text:continue-numbering="true" text:style-name="L60">
        <text:list-item>
          <text:p text:style-name="P74">¿Qué compra? <text:s/>Está comprando el periódico.</text:p>
        </text:list-item>
        <text:list-item>
          <text:p text:style-name="P74">¿Qué beben? <text:s/>Están bebiendo cerveza.</text:p>
        </text:list-item>
        <text:list-item>
          <text:p text:style-name="P74">¿Qué estudia Ud.? <text:s/>Está estudiante español.</text:p>
        </text:list-item>
        <text:list-item>
          <text:p text:style-name="P74">¿Qué comen Uds.? <text:s/>Están comiendo uvas.</text:p>
        </text:list-item>
        <text:list-item>
          <text:p text:style-name="P74">¿Qué lee? <text:s/>Está leiendo una revista.</text:p>
        </text:list-item>
        <text:list-item>
          <text:p text:style-name="P74">¿Qué fuma Ud.? <text:s/>Está fumando un cigarrillo.</text:p>
        </text:list-item>
        <text:list-item>
          <text:p text:style-name="P74">¿Qué hablan Uds.? <text:s/>Están hablando inglés.</text:p>
        </text:list-item>
        <text:list-item>
          <text:p text:style-name="P74">¿Qué escribe? <text:s/>Está escribiendo una carta.</text:p>
        </text:list-item>
        <text:list-item>
          <text:p text:style-name="P74">¿Qué aprenden? <text:s/>Están aprendiendo español.</text:p>
        </text:list-item>
        <text:list-item>
          <text:p text:style-name="P74">¿Qué sube Ud.? <text:s/>Está subiendo las maletas.</text:p>
        </text:list-item>
      </text:list>
      <text:p text:style-name="Text_20_body"/>
      <text:p text:style-name="Level_20_3"><text:bookmark-start text:name="p14"/><text:soft-page-break/>Pereiro 14<text:bookmark-end text:name="p14"/></text:p>
      <text:p text:style-name="Text_20_body"/>
      <text:list xml:id="list1548297841" text:style-name="L61">
        <text:list-item>
          <text:p text:style-name="P75">Mi marido</text:p>
        </text:list-item>
        <text:list-item>
          <text:p text:style-name="P75">Su hermano.</text:p>
        </text:list-item>
        <text:list-item>
          <text:p text:style-name="P75">Nuestra hermana.</text:p>
        </text:list-item>
        <text:list-item>
          <text:p text:style-name="P75">Su sobrino.</text:p>
        </text:list-item>
        <text:list-item>
          <text:p text:style-name="P75">Su tío</text:p>
        </text:list-item>
        <text:list-item>
          <text:p text:style-name="P75">Mis padres.</text:p>
        </text:list-item>
        <text:list-item>
          <text:p text:style-name="P75">Tu mujer</text:p>
        </text:list-item>
        <text:list-item>
          <text:p text:style-name="P75">Sus hijos</text:p>
        </text:list-item>
        <text:list-item>
          <text:p text:style-name="P75">Su primo.</text:p>
        </text:list-item>
        <text:list-item>
          <text:p text:style-name="P75">Sus parientes.</text:p>
        </text:list-item>
      </text:list>
      <text:p text:style-name="Text_20_body"/>
      <text:p text:style-name="Level_20_3"><text:bookmark-start text:name="p15"/>Pereiro 15<text:bookmark-end text:name="p15"/></text:p>
      <text:p text:style-name="Standard"/>
      <text:list xml:id="list1770192994" text:style-name="L62">
        <text:list-item>
          <text:p text:style-name="P76">Mi casa y la tuya.</text:p>
        </text:list-item>
        <text:list-item>
          <text:p text:style-name="P76">Nuestro jardín y el suyo.</text:p>
        </text:list-item>
        <text:list-item>
          <text:p text:style-name="P76">Su coche y el nuestro.</text:p>
        </text:list-item>
        <text:list-item>
          <text:p text:style-name="P76">Mi mujer y la suya.</text:p>
        </text:list-item>
        <text:list-item>
          <text:p text:style-name="P76">Vuestra madre y la nuestra.</text:p>
        </text:list-item>
        <text:list-item>
          <text:p text:style-name="P76">Su padre y el mío.</text:p>
        </text:list-item>
        <text:list-item>
          <text:p text:style-name="P76">Mi cerveza y la suya.</text:p>
        </text:list-item>
        <text:list-item>
          <text:p text:style-name="P76">Nuestros amigos y la suyos.</text:p>
        </text:list-item>
        <text:list-item>
          <text:p text:style-name="P76">Su secretaria y la mía.</text:p>
        </text:list-item>
        <text:list-item>
          <text:p text:style-name="P76">Tu gato y el suyo.</text:p>
        </text:list-item>
      </text:list>
      <text:p text:style-name="Text_20_body"/>
      <text:p text:style-name="Level_20_3"><text:bookmark-start text:name="p16"/>Pereiro 16<text:bookmark-end text:name="p16"/></text:p>
      <text:p text:style-name="Text_20_body"/>
      <text:list xml:id="list283954851" text:style-name="L63">
        <text:list-item>
          <text:p text:style-name="P77">diez casas</text:p>
        </text:list-item>
        <text:list-item>
          <text:p text:style-name="P77">setenta y dos pesetas</text:p>
        </text:list-item>
        <text:list-item>
          <text:p text:style-name="P77">doscientos cigarrillos</text:p>
        </text:list-item>
        <text:list-item>
          <text:p text:style-name="P77">dieciseís cartas</text:p>
        </text:list-item>
        <text:list-item>
          <text:p text:style-name="P77">cien treinta y cinco libros</text:p>
        </text:list-item>
        <text:list-item>
          <text:p text:style-name="P77">cuarenta y seis hoteles</text:p>
        </text:list-item>
        <text:list-item>
          <text:p text:style-name="P77">trescientas cincuenta y cuatro manzanas</text:p>
        </text:list-item>
        <text:list-item>
          <text:p text:style-name="P77">sesenta y ocho tiendas</text:p>
        </text:list-item>
        <text:list-item>
          <text:p text:style-name="P77"><text:soft-page-break/>mil cuatrocientos hombres</text:p>
        </text:list-item>
        <text:list-item>
          <text:p text:style-name="P77">setesientos ochenta y cinco coches</text:p>
        </text:list-item>
      </text:list>
      <text:p text:style-name="Text_20_body"/>
      <text:p text:style-name="Level_20_3"><text:bookmark-start text:name="p17"/>Pereiro 17<text:bookmark-end text:name="p17"/></text:p>
      <text:p text:style-name="Text_20_body"/>
      <text:list xml:id="list2014609634" text:style-name="L64">
        <text:list-item>
          <text:p text:style-name="P78">El septimo libro</text:p>
        </text:list-item>
        <text:list-item>
          <text:p text:style-name="P78">La primero mujer</text:p>
        </text:list-item>
        <text:list-item>
          <text:p text:style-name="P78">La trecero hija</text:p>
        </text:list-item>
        <text:list-item>
          <text:p text:style-name="P78">El sexto cigarrillo</text:p>
        </text:list-item>
        <text:list-item>
          <text:p text:style-name="P78">La segunda puerta</text:p>
        </text:list-item>
        <text:list-item>
          <text:p text:style-name="P78">El décimo dia</text:p>
        </text:list-item>
        <text:list-item>
          <text:p text:style-name="P78">La cuaro calle</text:p>
        </text:list-item>
        <text:list-item>
          <text:p text:style-name="P78">El noveno niño</text:p>
        </text:list-item>
        <text:list-item>
          <text:p text:style-name="P78">El quinto hombre</text:p>
        </text:list-item>
        <text:list-item>
          <text:p text:style-name="P78">La octavo tienda</text:p>
        </text:list-item>
      </text:list>
      <text:p text:style-name="Text_20_body"/>
      <text:p text:style-name="Level_20_3">Pereiro 18</text:p>
      <text:p text:style-name="Text_20_body"/>
      <text:list xml:id="list1109467307" text:style-name="L65">
        <text:list-item>
          <text:p text:style-name="P79">¿Qué hora es?</text:p>
        </text:list-item>
        <text:list-item>
          <text:p text:style-name="P79">Son las diez y doce</text:p>
        </text:list-item>
        <text:list-item>
          <text:p text:style-name="P79">Trabajo <text:span text:style-name="T2">hasta</text:span> las once y media.</text:p>
        </text:list-item>
        <text:list-item>
          <text:p text:style-name="P97">Por el invierno etsá frío en Madrid.<text:span text:style-name="T8"> → </text:span><text:span text:style-name="T9">En</text:span><text:span text:style-name="T8"> invierno en Madrid </text:span><text:span text:style-name="T9">hace</text:span><text:span text:style-name="T8"> frío.</text:span></text:p>
        </text:list-item>
        <text:list-item>
          <text:p text:style-name="P79">Tienen las vacaciones en julio.</text:p>
        </text:list-item>
        <text:list-item>
          <text:p text:style-name="P79">Mi cumpleaños es el tercero de diciembre.</text:p>
        </text:list-item>
        <text:list-item>
          <text:p text:style-name="P97">Por el sábado él as libre.<text:span text:style-name="T8"> → </text:span><text:span text:style-name="T9">Está</text:span><text:span text:style-name="T8"> libre todos los sábados.</text:span></text:p>
        </text:list-item>
        <text:list-item>
          <text:p text:style-name="P79">El octubre es un mes excelente.</text:p>
        </text:list-item>
        <text:list-item>
          <text:p text:style-name="P79">---</text:p>
        </text:list-item>
        <text:list-item>
          <text:p text:style-name="P79">Como con mis padres el domingo.</text:p>
        </text:list-item>
      </text:list>
      <text:p text:style-name="Text_20_body"/>
      <text:p text:style-name="Text_20_body"/>
      <text:p text:style-name="Level_20_3"><text:bookmark-start text:name="p19"/>Pereiro 19<text:bookmark-end text:name="p19"/></text:p>
      <text:p text:style-name="Text_20_body"/>
      <text:list xml:id="list1349506478" text:style-name="L66">
        <text:list-item>
          <text:p text:style-name="P80">Vamos al iglesia todos los domingos.</text:p>
        </text:list-item>
        <text:list-item>
          <text:p text:style-name="P80">Voy a comprar el libro.</text:p>
        </text:list-item>
        <text:list-item>
          <text:p text:style-name="P80">Va a casa de mi amigo.</text:p>
        </text:list-item>
        <text:list-item>
          <text:p text:style-name="P80">Vamos de vacaciones en verano.</text:p>
        </text:list-item>
        <text:list-item>
          <text:p text:style-name="P80"><text:soft-page-break/>Van a Madrid en tren.</text:p>
        </text:list-item>
        <text:list-item>
          <text:p text:style-name="P80">Vamos comprar café.</text:p>
        </text:list-item>
        <text:list-item>
          <text:p text:style-name="P98">No va a cantar.</text:p>
        </text:list-item>
        <text:list-item>
          <text:p text:style-name="P80">Voy a descansar mañana.</text:p>
        </text:list-item>
        <text:list-item>
          <text:p text:style-name="P80">Van de compras en el mercado.</text:p>
        </text:list-item>
        <text:list-item>
          <text:p text:style-name="P80">Vamos a el teatro.</text:p>
        </text:list-item>
      </text:list>
      <text:p text:style-name="P2"/>
      <text:p text:style-name="P19"><text:bookmark-start text:name="p20"/>Pereiro 20<text:bookmark-end text:name="p20"/></text:p>
      <text:p text:style-name="Text_20_body"/>
      <text:list xml:id="list2156189574" text:style-name="L67">
        <text:list-item>
          <text:p text:style-name="P81">He escrito tres cartas.</text:p>
        </text:list-item>
        <text:list-item>
          <text:p text:style-name="P81">Ha hablado español.</text:p>
        </text:list-item>
        <text:list-item>
          <text:p text:style-name="P81">He comido mucho.</text:p>
        </text:list-item>
        <text:list-item>
          <text:p text:style-name="P81">En el té hay el azúcar.</text:p>
        </text:list-item>
        <text:list-item>
          <text:p text:style-name="P81">Ha comrado el vestido nuevo.</text:p>
        </text:list-item>
        <text:list-item>
          <text:p text:style-name="P99">¿Habéis terminado el trabajo?</text:p>
        </text:list-item>
        <text:list-item>
          <text:p text:style-name="P99">Jamás ha ayudado.</text:p>
        </text:list-item>
        <text:list-item>
          <text:p text:style-name="P99">En la bolsa hay las unas naranjas.</text:p>
        </text:list-item>
        <text:list-item>
          <text:p text:style-name="P102">¿Habéis bebido la carvexa?</text:p>
        </text:list-item>
        <text:list-item>
          <text:p text:style-name="P102">No he visto la película.</text:p>
        </text:list-item>
      </text:list>
      <text:p text:style-name="Text_20_body"/>
      <text:p text:style-name="P19">Pereiro 21</text:p>
      <text:p text:style-name="Text_20_body"/>
      <text:list xml:id="list1294855590" text:style-name="L68">
        <text:list-item>
          <text:p text:style-name="P82">Voy a ver a mi tío.</text:p>
        </text:list-item>
        <text:list-item>
          <text:p text:style-name="P82">Tenemos que ayudar a nuestros amigos.</text:p>
        </text:list-item>
        <text:list-item>
          <text:p text:style-name="P82">Juan ha comprado a un perro.</text:p>
        </text:list-item>
        <text:list-item>
          <text:p text:style-name="P82">No se lo he dicho a el médico.</text:p>
        </text:list-item>
      </text:list>
      <text:p text:style-name="Text_20_body"/>
      <text:p text:style-name="P19">Pereiro 22</text:p>
      <text:p text:style-name="Text_20_body"/>
      <text:list xml:id="list1853226374" text:style-name="L69">
        <text:list-item>
          <text:p text:style-name="P83">Visito a madre.</text:p>
        </text:list-item>
        <text:list-item>
          <text:p text:style-name="P83">Hay que llamar a nińos.</text:p>
        </text:list-item>
        <text:list-item>
          <text:p text:style-name="P83">Maria prepara la comida.</text:p>
        </text:list-item>
        <text:list-item>
          <text:p text:style-name="P83">Han invitado a amigos.</text:p>
        </text:list-item>
        <text:list-item>
          <text:p text:style-name="P83">Voy a comprar a caballo.</text:p>
        </text:list-item>
        <text:list-item>
          <text:p text:style-name="P83">Hay que bañar a perro.</text:p>
        </text:list-item>
        <text:list-item>
          <text:p text:style-name="P100">Esperan a el profesor.</text:p>
        </text:list-item>
        <text:list-item>
          <text:p text:style-name="P100"><text:soft-page-break/>Carlos no ha visto a Toledo.</text:p>
        </text:list-item>
      </text:list>
      <text:p text:style-name="Text_20_body"/>
      <text:p text:style-name="Level_20_1">Лексика </text:p>
      <text:p text:style-name="Standard"/>
      <text:p text:style-name="Standard"/>
      <text:p text:style-name="Level_20_2">Существительные</text:p>
      <text:p text:style-name="P2"/>
      <text:p text:style-name="P2">carta - письмо</text:p>
      <text:p text:style-name="P2">cartera - портфель </text:p>
      <text:p text:style-name="P2">novela - роман </text:p>
      <text:p text:style-name="P2">pluma - ручка <text:s/></text:p>
      <text:p text:style-name="P2">puro - сигарета <text:s/></text:p>
      <text:p text:style-name="P2">sobre - конверт </text:p>
      <text:p text:style-name="P2">vaso - стакан </text:p>
      <text:p text:style-name="P2">año - год </text:p>
      <text:p text:style-name="P2">avenida - проспект </text:p>
      <text:p text:style-name="P2">calle (f) - улица </text:p>
      <text:p text:style-name="P2">casa - дом <text:s/></text:p>
      <text:p text:style-name="P2">compañero - товарищ </text:p>
      <text:p text:style-name="P2">correos - почта </text:p>
      <text:p text:style-name="P2">mesa - стол </text:p>
      <text:p text:style-name="P2">muchacho - юноша </text:p>
      <text:p text:style-name="P2">paseo - бульвар </text:p>
      <text:p text:style-name="P2">relato - рассказ </text:p>
      <text:p text:style-name="P2">revista - журнал </text:p>
      <text:p text:style-name="P4">alumno - ученик </text:p>
      <text:p text:style-name="P4">armario - шкаф </text:p>
      <text:p text:style-name="P4">ciudad - город </text:p>
      <text:p text:style-name="P4">clase - урок </text:p>
      <text:p text:style-name="P4">lapiz - карандаш </text:p>
      <text:p text:style-name="P4">leccion - урок </text:p>
      <text:p text:style-name="P4">lengua - язык </text:p>
      <text:p text:style-name="P4">libertad - свобода </text:p>
      <text:p text:style-name="P4">lucha - борьба </text:p>
      <text:p text:style-name="P4">mapa - карта </text:p>
      <text:p text:style-name="P4">pueblo - народ </text:p>
      <text:p text:style-name="P4">puerta - дверь </text:p>
      <text:p text:style-name="P4"><text:soft-page-break/>noticia - известие </text:p>
      <text:p text:style-name="P4">pais - страна </text:p>
      <text:p text:style-name="P4">pared - стена </text:p>
      <text:p text:style-name="P4">color - цвет </text:p>
      <text:p text:style-name="P4">cuaderno - тетрадь </text:p>
      <text:p text:style-name="P4">cuarto - комната </text:p>
      <text:p text:style-name="P4">dia - день </text:p>
      <text:p text:style-name="P4">aula - уадитория </text:p>
      <text:p text:style-name="P4">boligrafo - ручка </text:p>
      <text:p text:style-name="P4">silla - стул </text:p>
      <text:p text:style-name="P4">ventana - окно </text:p>
      <text:p text:style-name="P4">vida - жизнь </text:p>
      <text:p text:style-name="P2">la maleta — чемодан</text:p>
      <text:p text:style-name="P2">el pan — хлеб</text:p>
      <text:p text:style-name="P2">el vino — вино</text:p>
      <text:p text:style-name="P2">la habitación — комната</text:p>
      <text:p text:style-name="P4">el tren - поезд </text:p>
      <text:p text:style-name="P4">el coche - автомобиль </text:p>
      <text:p text:style-name="P4">el jardin - сад </text:p>
      <text:p text:style-name="P2">articulo - статья </text:p>
      <text:p text:style-name="P2">despacho - кабинет</text:p>
      <text:p text:style-name="P2">ejercito - армия </text:p>
      <text:p text:style-name="P2">esposa - жена </text:p>
      <text:p text:style-name="P4">exito - успех </text:p>
      <text:p text:style-name="P2">fiesta - праздник </text:p>
      <text:p text:style-name="P2">impression - впечатление </text:p>
      <text:p text:style-name="P4">palabra - слово </text:p>
      <text:p text:style-name="P2">relacion - отношение, связь </text:p>
      <text:p text:style-name="P2">tarde - вечер </text:p>
      <text:p text:style-name="P2">trabajo - работа </text:p>
      <text:p text:style-name="P2">victoria - победа </text:p>
      <text:p text:style-name="P2">la cocina — кухня</text:p>
      <text:p text:style-name="P4">el mercado - рынок</text:p>
      <text:p text:style-name="P4">el azúcar — сахар</text:p>
      <text:p text:style-name="P4">el vestído — платье</text:p>
      <text:p text:style-name="P4">la comida — еда, пища</text:p>
      <text:p text:style-name="P4"><text:soft-page-break/>el caballo - лошадь</text:p>
      <text:p text:style-name="P4"/>
      <text:p text:style-name="P21">Семья</text:p>
      <text:p text:style-name="P4"/>
      <text:p text:style-name="P4">la mujer - женщина </text:p>
      <text:p text:style-name="P4">el hombre - мужчина </text:p>
      <text:p text:style-name="P4">el padre - отец </text:p>
      <text:p text:style-name="P4">la madre - мать </text:p>
      <text:p text:style-name="P4">el hijo - сын </text:p>
      <text:p text:style-name="P4"/>
      <text:p text:style-name="Level_20_3">Животные</text:p>
      <text:p text:style-name="Standard"/>
      <text:p text:style-name="P2">un pez — fish</text:p>
      <text:p text:style-name="P2">un gato — кошка</text:p>
      <text:p text:style-name="P2">un perro - <text:s/>dog</text:p>
      <text:p text:style-name="P2">un ratón - <text:s/>mouse</text:p>
      <text:p text:style-name="P2">un pato — duck</text:p>
      <text:p text:style-name="P2">una serpiente — snake</text:p>
      <text:p text:style-name="P2">una tortuga — tortoise</text:p>
      <text:p text:style-name="P2">un camello — camel</text:p>
      <text:p text:style-name="P2">un elefante — elefant</text:p>
      <text:p text:style-name="P2">un conejo — заяц</text:p>
      <text:p text:style-name="P4"/>
      <text:p text:style-name="P21">Движение и направление</text:p>
      <text:p text:style-name="P31"/>
      <text:p text:style-name="P2">caer — падать</text:p>
      <text:p text:style-name="P2">viajar — путешествовать</text:p>
      <text:p text:style-name="P2">ir — идти</text:p>
      <text:p text:style-name="P2">viajar — ехать</text:p>
      <text:p text:style-name="P2">permanecer — оставаться</text:p>
      <text:p text:style-name="P2">doblar — поворачиваться</text:p>
      <text:p text:style-name="P2">un viaje — поездка</text:p>
      <text:p text:style-name="P2">a la derecha — направо</text:p>
      <text:p text:style-name="P2">a la izquierda — налево</text:p>
      <text:p text:style-name="P2">lejos — далеко</text:p>
      <text:p text:style-name="P2">directo — прямо</text:p>
      <text:p text:style-name="P2">subir — подниматься</text:p>
      <text:p text:style-name="P2"><text:soft-page-break/>bajar — спускаться</text:p>
      <text:p text:style-name="P2">salir — выходить</text:p>
      <text:p text:style-name="P2">moverse — двигаться</text:p>
      <text:p text:style-name="P2">atraversar — пересекать</text:p>
      <text:p text:style-name="P2">inmóvil — неподвижный</text:p>
      <text:p text:style-name="P2">levantar — поднимать</text:p>
      <text:p text:style-name="P2">por dónde? - куда</text:p>
      <text:p text:style-name="P2">llegar — прибывать</text:p>
      <text:p text:style-name="P2">entrar — входить</text:p>
      <text:p text:style-name="P2">regresar — возвращаться</text:p>
      <text:p text:style-name="P2">venir — приходить</text:p>
      <text:p text:style-name="P2">para — останавливаться</text:p>
      <text:p text:style-name="P2">lento — медленный</text:p>
      <text:p text:style-name="P2">rápido — быстрый</text:p>
      <text:p text:style-name="P2">una vuelta - поворот</text:p>
      <text:p text:style-name="P31"/>
      <text:p text:style-name="P21">Еда</text:p>
      <text:p text:style-name="P17"/>
      <text:p text:style-name="P2">cerveza — пиво</text:p>
      <text:p text:style-name="P2">una bebida — напиток</text:p>
      <text:p text:style-name="P2">café ' - кофе</text:p>
      <text:p text:style-name="P2">agua — вода</text:p>
      <text:p text:style-name="P2">leche — молоко</text:p>
      <text:p text:style-name="P2">té — чай</text:p>
      <text:p text:style-name="P2">pescado — рыба</text:p>
      <text:p text:style-name="P2">una taza — чашка</text:p>
      <text:p text:style-name="P2">una cena — ужин</text:p>
      <text:p text:style-name="P2">cenar -ужинать</text:p>
      <text:p text:style-name="P2">un almuerzo — обед</text:p>
      <text:p text:style-name="P2">un desayuno — завтрак</text:p>
      <text:p text:style-name="P2">sopa — суп</text:p>
      <text:p text:style-name="P2">carne de res — говядина</text:p>
      <text:p text:style-name="P2">pollo — курица</text:p>
      <text:p text:style-name="P2">cerdo — свинина</text:p>
      <text:p text:style-name="P2">carne — мясо</text:p>
      <text:p text:style-name="P2">papas fritas — картофель фри</text:p>
      <text:p text:style-name="P2">un vaso — стакан</text:p>
      <text:p text:style-name="P4"><text:soft-page-break/>verter — наливать</text:p>
      <text:p text:style-name="P4">un cuchillo — нож</text:p>
      <text:p text:style-name="P4">cocinar — готовить</text:p>
      <text:p text:style-name="P4">papa — картофель</text:p>
      <text:p text:style-name="P4">hongos — грибы</text:p>
      <text:p text:style-name="P4">un huevo — яйцо</text:p>
      <text:p text:style-name="P4">pan — хлеб</text:p>
      <text:p text:style-name="P4">ensalada — салат</text:p>
      <text:p text:style-name="P4">fruta — фрукт</text:p>
      <text:p text:style-name="P4">helado — мороженное</text:p>
      <text:p text:style-name="P4">una manzana — яблоко</text:p>
      <text:p text:style-name="P4">un plato - тарелка</text:p>
      <text:p text:style-name="P17"/>
      <text:p text:style-name="P21">Дни недели</text:p>
      <text:p text:style-name="P20"/>
      <text:p text:style-name="P2">el → Lunes, Martes, Miércoles, Jueves, Viernes, Sábado, Domingo</text:p>
      <text:p text:style-name="P2"/>
      <text:p text:style-name="P21">Месяцы</text:p>
      <text:p text:style-name="P17"/>
      <text:p text:style-name="P2">el → Enero, Febrero, Marzo, Abril, Mayo, Junio, Julio, Agosto, Septimbre, Octubre, Dicembre</text:p>
      <text:p text:style-name="P2"/>
      <text:p text:style-name="P21">Времена года</text:p>
      <text:p text:style-name="P17"/>
      <text:p text:style-name="P4">el invierno, la primavera, el verano, el otoño</text:p>
      <text:p text:style-name="P2"/>
      <text:p text:style-name="P10">Прилагательные </text:p>
      <text:p text:style-name="P16"/>
      <text:p text:style-name="P2">encantador — интересный</text:p>
      <text:p text:style-name="P2">útil ' - полезный</text:p>
      <text:p text:style-name="P2">barato — дешевый</text:p>
      <text:p text:style-name="P2">largo — длинный</text:p>
      <text:p text:style-name="P2">alto — высокий</text:p>
      <text:p text:style-name="P2">dulce — сладкий</text:p>
      <text:p text:style-name="P2">viejo — старый</text:p>
      <text:p text:style-name="P2">ocupado — занятый</text:p>
      <text:p text:style-name="P2">libre — свободный</text:p>
      <text:p text:style-name="P2"><text:soft-page-break/>caro — дорогой</text:p>
      <text:p text:style-name="P2">fuerte — сильный</text:p>
      <text:p text:style-name="P4">claro - светлый </text:p>
      <text:p text:style-name="P4">nuevo - новый </text:p>
      <text:p text:style-name="P4">otro - другой </text:p>
      <text:p text:style-name="P4">ultimo - последный </text:p>
      <text:p text:style-name="P4">amable - любезный </text:p>
      <text:p text:style-name="P2">culto - культурный </text:p>
      <text:p text:style-name="P2">dificil - трудный </text:p>
      <text:p text:style-name="P2">exterior - внешний </text:p>
      <text:p text:style-name="P2">extranjero - иностранный </text:p>
      <text:p text:style-name="P2">facil - легкий, нетрудный </text:p>
      <text:p text:style-name="P2">inteligente - интересный </text:p>
      <text:p text:style-name="P2">interior - внутренний </text:p>
      <text:p text:style-name="P2">peligroso — опасно, опасный</text:p>
      <text:p text:style-name="P4">casado (-a) — женатый, замужняя</text:p>
      <text:p text:style-name="P2"/>
      <text:p text:style-name="Level_20_4">Характеристики людей</text:p>
      <text:p text:style-name="Standard"/>
      <text:p text:style-name="P2">atractive — beautiful</text:p>
      <text:p text:style-name="P2">grande — big</text:p>
      <text:p text:style-name="P2">gordo — fat</text:p>
      <text:p text:style-name="P2">joven — young</text:p>
      <text:p text:style-name="P2">bonito — beautiful</text:p>
      <text:p text:style-name="P2">feo — уродливый</text:p>
      <text:p text:style-name="P2">delgado — tall</text:p>
      <text:p text:style-name="P2">pequeño — small</text:p>
      <text:p text:style-name="P2">viejo — old</text:p>
      <text:p text:style-name="P2">casado — married</text:p>
      <text:p text:style-name="P2">bueno — good</text:p>
      <text:p text:style-name="P2">calmo — спокойный</text:p>
      <text:p text:style-name="P2">aburrido — скучный</text:p>
      <text:p text:style-name="P2">estúpido — тупой</text:p>
      <text:p text:style-name="P2">inteligente — smart</text:p>
      <text:p text:style-name="P2">pobre — poor</text:p>
      <text:p text:style-name="P2">rico — rich</text:p>
      <text:p text:style-name="P2"><text:soft-page-break/>feliz — happy</text:p>
      <text:p text:style-name="Standard"/>
      <text:p text:style-name="Standard"/>
      <text:p text:style-name="Level_20_3">Цвета</text:p>
      <text:p text:style-name="Standard"/>
      <text:p text:style-name="P2">amarillo - желтый </text:p>
      <text:p text:style-name="P2">blanco - белый </text:p>
      <text:p text:style-name="P4">verde - зеленый </text:p>
      <text:p text:style-name="P4">azul - синий, голубой </text:p>
      <text:p text:style-name="P4">gris - серый </text:p>
      <text:p text:style-name="P4">marron - коричневый </text:p>
      <text:p text:style-name="P4">negro - черный </text:p>
      <text:p text:style-name="P2"/>
      <text:p text:style-name="Level_20_2">Глаголы</text:p>
      <text:p text:style-name="Text_20_body"/>
      <text:p text:style-name="P2">estar — to be</text:p>
      <text:p text:style-name="P2">buscar — to find</text:p>
      <text:p text:style-name="P2">escuchar — to hear</text:p>
      <text:p text:style-name="P2">mirar — to look</text:p>
      <text:p text:style-name="P2">encontrar — найти</text:p>
      <text:p text:style-name="P2">dar — to give</text:p>
      <text:p text:style-name="P2">hacer — to do</text:p>
      <text:p text:style-name="P2">preguntar — to ask</text:p>
      <text:p text:style-name="P2">dormir — to sleep</text:p>
      <text:p text:style-name="P2">mandar — to send</text:p>
      <text:p text:style-name="P2">cerrar — to close</text:p>
      <text:p text:style-name="P2">tomar — to take</text:p>
      <text:p text:style-name="P2">intertar — to try</text:p>
      <text:p text:style-name="P2">recibir — to recieve</text:p>
      <text:p text:style-name="P2">arder — to flame</text:p>
      <text:p text:style-name="P2">sentarse — to seet</text:p>
      <text:p text:style-name="P2">golpear — to beat</text:p>
      <text:p text:style-name="P2">ver — to see</text:p>
      <text:p text:style-name="P2">pertenecer — to belong</text:p>
      <text:p text:style-name="P2">elegir — to choose</text:p>
      <text:p text:style-name="P2">ofrecer — to let</text:p>
      <text:p text:style-name="P2">ocultar — to hide</text:p>
      <text:p text:style-name="P2"><text:soft-page-break/>utilizar — to use</text:p>
      <text:p text:style-name="P2">responder — to reply</text:p>
      <text:p text:style-name="P2">leer — to read</text:p>
      <text:p text:style-name="P2">olvidar — to forget</text:p>
      <text:p text:style-name="P2">salir — to leave</text:p>
      <text:p text:style-name="P2">comenzar — to begin</text:p>
      <text:p text:style-name="P2">entender — to understand</text:p>
      <text:p text:style-name="P2">esperar — to hope</text:p>
      <text:p text:style-name="P2">pensar — to think</text:p>
      <text:p text:style-name="P2">esperar — to wait</text:p>
      <text:p text:style-name="P2">óir ' - to hear</text:p>
      <text:p text:style-name="Text_20_body"/>
      <text:p text:style-name="Text_20_body"/>
      <text:p text:style-name="P2">abre - открывает</text:p>
      <text:p text:style-name="P2">come - ест <text:s/></text:p>
      <text:p text:style-name="P2">escribe - пишет <text:s/></text:p>
      <text:p text:style-name="P2">fuma - курит <text:s/></text:p>
      <text:p text:style-name="P2">habla - говорит </text:p>
      <text:p text:style-name="P2">lee - читает <text:s/></text:p>
      <text:p text:style-name="P2">mete - en кладет в </text:p>
      <text:p text:style-name="P2">mira - смотрит <text:s/></text:p>
      <text:p text:style-name="P2">saca - достает </text:p>
      <text:p text:style-name="P2">tomar - берет </text:p>
      <text:p text:style-name="P2">comprar - покупает </text:p>
      <text:p text:style-name="P2">entra en - входит в </text:p>
      <text:p text:style-name="P2">echa - бросает, опускает </text:p>
      <text:p text:style-name="P2">pesea por - гуляет по </text:p>
      <text:p text:style-name="P2">pone - кладет </text:p>
      <text:p text:style-name="P2">va - идет, едет </text:p>
      <text:p text:style-name="P2">viva - живет </text:p>
      <text:p text:style-name="P2">sale - выходит </text:p>
      <text:p text:style-name="P4">asisir - присутсвовать </text:p>
      <text:p text:style-name="P4">comprender - понимать </text:p>
      <text:p text:style-name="P4">contestar - отвечать </text:p>
      <text:p text:style-name="P4">celebrar - праздовать </text:p>
      <text:p text:style-name="P4">escuchar - слушать </text:p>
      <text:p text:style-name="P4"><text:soft-page-break/>faltar - отсутсвовать </text:p>
      <text:p text:style-name="P2">estudiar — учиться</text:p>
      <text:p text:style-name="P2">aprender — изучать</text:p>
      <text:p text:style-name="P2">subir — подниматься, взбираться</text:p>
      <text:p text:style-name="P4">dice - говорит </text:p>
      <text:p text:style-name="P4">llegar - приходить, прибывать </text:p>
      <text:p text:style-name="P4">preguntar - спрашивать </text:p>
      <text:p text:style-name="P4">saludar - приветствовать </text:p>
      <text:p text:style-name="P4">terminar - заканчивать, оканчиваться </text:p>
      <text:p text:style-name="P4">salir - выходить </text:p>
      <text:p text:style-name="P4">trabahar - работать </text:p>
      <text:p text:style-name="P4">cantar - петь</text:p>
      <text:p text:style-name="P4">contar - рассказывать </text:p>
      <text:p text:style-name="P2">desayunar - завтракать </text:p>
      <text:p text:style-name="P4">descansar - отдыхать </text:p>
      <text:p text:style-name="P2">empezar - начинать(ся) </text:p>
      <text:p text:style-name="P2">esperar - встречать </text:p>
      <text:p text:style-name="P2">dominar - владеть ~ muchas lenguas </text:p>
      <text:p text:style-name="P2">explicar - объяснять </text:p>
      <text:p text:style-name="P2">invitar - приглашать </text:p>
      <text:p text:style-name="P2">pensar - думать </text:p>
      <text:p text:style-name="P2">recibir - получать </text:p>
      <text:p text:style-name="P2">volver - возвращаться</text:p>
      <text:p text:style-name="P2">responder - отвечать </text:p>
      <text:p text:style-name="P2">trabajar - работать </text:p>
      <text:p text:style-name="P2">visitar — навещать</text:p>
      <text:p text:style-name="P2">llamar — звать</text:p>
      <text:p text:style-name="P2">preparar — готовить (еду)</text:p>
      <text:p text:style-name="P4">invitar - приглашать</text:p>
      <text:p text:style-name="P2"/>
      <text:p text:style-name="P11">Местоимения</text:p>
      <text:p text:style-name="P2"/>
      <text:p text:style-name="P2">yo - я </text:p>
      <text:p text:style-name="P2">tu - ты </text:p>
      <text:p text:style-name="P2">el - он </text:p>
      <text:p text:style-name="P2">ella - она </text:p>
      <text:p text:style-name="P2"><text:soft-page-break/>usted - вы </text:p>
      <text:p text:style-name="P2">nostros, nostras - мы </text:p>
      <text:p text:style-name="P2">vosotros, vosotras - вы </text:p>
      <text:p text:style-name="P2">ellos - они (муж) </text:p>
      <text:p text:style-name="P2">ellas - они (жен) </text:p>
      <text:p text:style-name="P2">ustedes - вы </text:p>
      <text:p text:style-name="P2"/>
      <text:p text:style-name="P10">Наречия</text:p>
      <text:p text:style-name="P2"/>
      <text:p text:style-name="P2">aqui - здесь </text:p>
      <text:p text:style-name="P2">ahora - сейчас <text:s/></text:p>
      <text:p text:style-name="P4">ademas - кроме того </text:p>
      <text:p text:style-name="P4">bien - хорошо </text:p>
      <text:p text:style-name="P4">hoy - сегодня </text:p>
      <text:p text:style-name="P4">luego - затем, потом </text:p>
      <text:p text:style-name="P4">tambien - также </text:p>
      <text:p text:style-name="P4">y - и, а </text:p>
      <text:p text:style-name="P4">ya - также </text:p>
      <text:p text:style-name="P4">todo - все </text:p>
      <text:p text:style-name="P2">allí — там</text:p>
      <text:p text:style-name="P2">pero - но </text:p>
      <text:p text:style-name="P2">?por que? - почему ? </text:p>
      <text:p text:style-name="P2">siempre - всегда </text:p>
      <text:p text:style-name="P2">temprano - рано </text:p>
      <text:p text:style-name="P2"/>
      <text:p text:style-name="Level_20_2">Предлоги</text:p>
      <text:p text:style-name="Text_20_body"/>
      <text:p text:style-name="P2">en - в <text:s/></text:p>
      <text:p text:style-name="P4">de - о, об </text:p>
      <text:p text:style-name="P4">por - за </text:p>
      <text:p text:style-name="P4">para - для </text:p>
      <text:p text:style-name="P2">sobre - о </text:p>
      <text:p text:style-name="P4"/>
      <text:p text:style-name="Level_20_1">Диалоги</text:p>
      <text:p text:style-name="Standard"/>
      <text:p text:style-name="Level_20_2"><text:soft-page-break/>Первый</text:p>
      <text:p text:style-name="Standard"/>
      <text:p text:style-name="P2">- Ola </text:p>
      <text:p text:style-name="P2">- Ola </text:p>
      <text:p text:style-name="P2">- ?Que tal? </text:p>
      <text:p text:style-name="P2">- Bien, gracias. </text:p>
      <text:p text:style-name="P2">- Y tu. / Y usted.</text:p>
      <text:p text:style-name="P2">- Estupendo, gracias. </text:p>
      <text:p text:style-name="P2"/>
      <text:p text:style-name="P11">Greetings (2)</text:p>
      <text:p text:style-name="P2"/>
      <text:p text:style-name="P2">- Buenos días / Buenas tardes / Buenas noches <text:s/></text:p>
      <text:p text:style-name="P2">- Adios / Hasta luego / Hasta pronto / Hasta mańana </text:p>
      <text:p text:style-name="P2"/>
      <text:p text:style-name="P11">Name (3)</text:p>
      <text:p text:style-name="Standard"/>
      <text:p text:style-name="P2">- ?Como te llama? <text:s/>/ ¿Como se llama usted? </text:p>
      <text:p text:style-name="P2">- Me llamo ... </text:p>
      <text:p text:style-name="P2"/>
      <text:p text:style-name="P2">- ¿De dónde eres? / ¿De dónde es usted? </text:p>
      <text:p text:style-name="P2">- Soy de españa. </text:p>
      <text:p text:style-name="P2"/>
      <text:p text:style-name="P11">Where are you from (4)</text:p>
      <text:p text:style-name="Standard"/>
      <text:p text:style-name="P2">- ¿Eres de españa? <text:s/>/ ¿Es usted de españa? </text:p>
      <text:p text:style-name="P2">- Si, soy de españa. </text:p>
      <text:p text:style-name="P2">- No, no soy de españa. </text:p>
      <text:p text:style-name="P2"/>
      <text:p text:style-name="P2">- ¿Donde vives? / ¿Donde vive usted? </text:p>
      <text:p text:style-name="P2">- Vivo en españa.</text:p>
      <text:p text:style-name="P2"/>
      <text:p text:style-name="P11">Family (5)</text:p>
      <text:p text:style-name="Standard"/>
      <text:list xml:id="list1268987833" text:style-name="L70">
        <text:list-item>
          <text:p text:style-name="P84">Hermano / hermana / madre / padre.</text:p>
        </text:list-item>
        <text:list-item>
          <text:p text:style-name="P84">Marido / mujer.</text:p>
        </text:list-item>
        <text:list-item>
          <text:p text:style-name="P84">Hijo / hija.</text:p>
        </text:list-item>
        <text:list-item>
          <text:p text:style-name="P84">Mi marido / mi mujer / … .</text:p>
        </text:list-item>
        <text:list-item>
          <text:p text:style-name="P84"><text:soft-page-break/>Este es mi harmano / Esta es mi mujer.</text:p>
        </text:list-item>
        <text:list-item>
          <text:p text:style-name="P84">Se llamo Carlos.</text:p>
          <text:p text:style-name="P84"/>
        </text:list-item>
      </text:list>
      <text:p text:style-name="P11">Family (6)</text:p>
      <text:p text:style-name="P14"/>
      <text:list xml:id="list1744331841" text:style-name="L71">
        <text:list-item>
          <text:p text:style-name="P85">Tengo una hermana.</text:p>
        </text:list-item>
        <text:list-item>
          <text:p text:style-name="P85">Tengo un padre.</text:p>
        </text:list-item>
        <text:list-item>
          <text:p text:style-name="P85">Tengo dos hermanas.</text:p>
        </text:list-item>
        <text:list-item>
          <text:p text:style-name="P85">Se llamo Horhe.</text:p>
        </text:list-item>
        <text:list-item>
          <text:p text:style-name="P85">Se llaman Horhe y Pablo.</text:p>
        </text:list-item>
        <text:list-item>
          <text:p text:style-name="P85">¿Quién eres?</text:p>
        </text:list-item>
      </text:list>
      <text:p text:style-name="P2"/>
      <text:p text:style-name="P11">Jobs (7)</text:p>
      <text:p text:style-name="P2"/>
      <text:list xml:id="list1795048240" text:continue-numbering="true" text:style-name="L71">
        <text:list-item>
          <text:p text:style-name="P85">Soy professor / Soy professora.</text:p>
        </text:list-item>
        <text:list-item>
          <text:p text:style-name="P85"><text:s/>Енке травахо? <text:s/>¿.. qué trabajo?</text:p>
        </text:list-item>
        <text:list-item>
          <text:p text:style-name="P85">Trabajo en una tienda.</text:p>
        </text:list-item>
        <text:list-item>
          <text:p text:style-name="P85">¿Te gusta tu trabajo? <text:s/>/ ¿Le gusta su trabajo?</text:p>
        </text:list-item>
        <text:list-item>
          <text:p text:style-name="P85">Si. Me gusta me trabajo.</text:p>
        </text:list-item>
        <text:list-item>
          <text:p text:style-name="P85">No, no me gesta me trabajo.</text:p>
        </text:list-item>
        <text:list-item>
          <text:p text:style-name="P85">No trabajo.</text:p>
        </text:list-item>
      </text:list>
      <text:p text:style-name="P11"/>
      <text:p text:style-name="P11"><text:bookmark-start text:name="__DdeLink__1899_1670368187"/>Likes (8)<text:bookmark-end text:name="__DdeLink__1899_1670368187"/></text:p>
      <text:p text:style-name="Text_20_body"/>
      <text:list xml:id="list1176499190" text:style-name="L72">
        <text:list-item>
          <text:p text:style-name="P86">Me gusta la musica. <text:s/>/ Me gusto mucha el chocolate.</text:p>
        </text:list-item>
        <text:list-item>
          <text:p text:style-name="P86">¿Te gusta la musica?</text:p>
        </text:list-item>
        <text:list-item>
          <text:p text:style-name="P86">Me encanta la musica.</text:p>
        </text:list-item>
        <text:list-item>
          <text:p text:style-name="P86">Me gusta cantar.</text:p>
        </text:list-item>
      </text:list>
      <text:p text:style-name="Text_20_body"/>
      <text:p text:style-name="P11">Spanish (9)</text:p>
      <text:p text:style-name="Text_20_body"/>
      <text:list xml:id="list1389281609" text:style-name="L73">
        <text:list-item>
          <text:p text:style-name="P87"><text:bookmark-start text:name="__DdeLink__2088_1134073764"/>¿Hablas usted español?</text:p>
        </text:list-item>
        <text:list-item>
          <text:p text:style-name="P87">Hablo un poco de espa<text:bookmark-end text:name="__DdeLink__2088_1134073764"/>ñol.</text:p>
        </text:list-item>
        <text:list-item>
          <text:p text:style-name="P87">¿Trabajos o estudios?</text:p>
        </text:list-item>
      </text:list>
      <text:p text:style-name="P2"/>
      <text:p text:style-name="P11"><text:soft-page-break/>Christmas (10)</text:p>
      <text:p text:style-name="P14"/>
      <text:list xml:id="list788657849" text:continue-numbering="true" text:style-name="L73">
        <text:list-item>
          <text:p text:style-name="P87">Feliz Navidad.</text:p>
        </text:list-item>
        <text:list-item>
          <text:p text:style-name="P87">Año nuevo.</text:p>
        </text:list-item>
      </text:list>
      <text:p text:style-name="P2"/>
      <text:p text:style-name="P11">Languages (11)</text:p>
      <text:p text:style-name="Text_20_body"/>
      <text:list xml:id="list410471398" text:style-name="L74">
        <text:list-item>
          <text:p text:style-name="P88">Soy ruso.</text:p>
        </text:list-item>
        <text:list-item>
          <text:p text:style-name="P88">¿Hablas español? / ¿Hablas usted español?</text:p>
        </text:list-item>
        <text:list-item>
          <text:p text:style-name="P88">No hablo español.</text:p>
        </text:list-item>
        <text:list-item>
          <text:p text:style-name="P88">Hablo un poco de español.</text:p>
        </text:list-item>
        <text:list-item>
          <text:p text:style-name="P88">¿Hablas inglés? </text:p>
        </text:list-item>
        <text:list-item>
          <text:p text:style-name="P88">Entendo.</text:p>
        </text:list-item>
        <text:list-item>
          <text:p text:style-name="P88">Entendo un poco de español.</text:p>
        </text:list-item>
        <text:list-item>
          <text:p text:style-name="P88">¿Entendes?</text:p>
        </text:list-item>
        <text:list-item>
          <text:p text:style-name="P88">No entendo.</text:p>
        </text:list-item>
        <text:list-item>
          <text:p text:style-name="P88">Lo siento, no estendo.</text:p>
        </text:list-item>
        <text:list-item>
          <text:p text:style-name="P88">Estoy aprenderiendo español.</text:p>
        </text:list-item>
        <text:list-item>
          <text:p text:style-name="P88">¿Puede repetir por favor?</text:p>
        </text:list-item>
      </text:list>
      <text:p text:style-name="Text_20_body"/>
      <text:p text:style-name="P11">Numbers (12)</text:p>
      <text:list xml:id="list1790798841" text:style-name="L75">
        <text:list-header>
          <text:p text:style-name="P89"/>
        </text:list-header>
        <text:list-item>
          <text:p text:style-name="P89">Lunes, Martes, Miércoles, Jueves, Viernes, Sábado, Domingo</text:p>
        </text:list-item>
        <text:list-item>
          <text:p text:style-name="P89">Enero, Febrero, Marzo, Abril, Mayo, Junio, Julio, Agosto, Septimbre, Octubre, Dicembre</text:p>
        </text:list-item>
        <text:list-item>
          <text:p text:style-name="P89">Invierno, Primavera, Verano, Otoño</text:p>
        </text:list-item>
        <text:list-item>
          <text:p text:style-name="P89">El siete de Enero</text:p>
        </text:list-item>
      </text:list>
      <text:p text:style-name="P2"/>
      <text:p text:style-name="P11">Time (1ext)</text:p>
      <text:p text:style-name="Text_20_body"/>
      <text:list xml:id="list1788776263" text:style-name="L76">
        <text:list-item>
          <text:p text:style-name="P90">¿Qué hora es?</text:p>
        </text:list-item>
        <text:list-item>
          <text:p text:style-name="P90">Es la una.</text:p>
        </text:list-item>
        <text:list-item>
          <text:p text:style-name="P90">Es las dos.</text:p>
        </text:list-item>
        <text:list-item>
          <text:p text:style-name="P90">Es las tres.</text:p>
        </text:list-item>
        <text:list-item>
          <text:p text:style-name="P90">Son las siete y diez (7:10)</text:p>
        </text:list-item>
        <text:list-item>
          <text:p text:style-name="P90"><text:soft-page-break/>Es la una menos viente (12:40)</text:p>
        </text:list-item>
        <text:list-item>
          <text:p text:style-name="P90">Son las ocho y media. (8:30)</text:p>
        </text:list-item>
        <text:list-item>
          <text:p text:style-name="P90">Son las cinco menos cuatro. (4:45)</text:p>
        </text:list-item>
        <text:list-item>
          <text:p text:style-name="P90">El mediodía / la medianoche</text:p>
        </text:list-item>
        <text:list-item>
          <text:p text:style-name="P90">de la mañana / de la tarde / de la noche (утра, дня, вечера)</text:p>
        </text:list-item>
        <text:list-item>
          <text:p text:style-name="P90">por la mañana / por la tarde / por la noche (утром, днем, вечером)</text:p>
        </text:list-item>
        <text:list-item>
          <text:p text:style-name="P90">En tren sale a las nueve de la mañana.</text:p>
        </text:list-item>
        <text:list-item>
          <text:p text:style-name="P90">Ramón trabaja por la mañana.</text:p>
        </text:list-item>
        <text:list-item>
          <text:p text:style-name="P90">Es temprano / es tarde</text:p>
        </text:list-item>
        <text:list-item>
          <text:p text:style-name="P90">¿A qué hora come usted?</text:p>
        </text:list-item>
        <text:list-item>
          <text:p text:style-name="P90">A la una de la tarde.</text:p>
        </text:list-item>
        <text:list-item>
          <text:p text:style-name="P90">¿Cuántas horas trabajo usted?</text:p>
        </text:list-item>
        <text:list-item>
          <text:p text:style-name="P90">Trabajo ocho horas,</text:p>
          <text:p text:style-name="P90"/>
        </text:list-item>
      </text:list>
      <text:p text:style-name="P11">Dates (2ext)</text:p>
      <text:p text:style-name="Text_20_body"/>
      <text:list xml:id="list949231225" text:style-name="L77">
        <text:list-item>
          <text:p text:style-name="P91">¿A cuántos estamos? / ¿Qué fecha es hoy?</text:p>
        </text:list-item>
        <text:list-item>
          <text:p text:style-name="P91">Estamos a siete. <text:s/>/ <text:s/>Es el siete.</text:p>
        </text:list-item>
        <text:list-item>
          <text:p text:style-name="P91">El primero de mayo.</text:p>
        </text:list-item>
        <text:list-item>
          <text:p text:style-name="P91">El quince de octubre.</text:p>
        </text:list-item>
      </text:list>
      <text:p text:style-name="Text_20_body"/>
      <text:p text:style-name="P11">Places (13-14)</text:p>
      <text:p text:style-name="P14"/>
      <text:list xml:id="list649059493" text:style-name="L78">
        <text:list-item>
          <text:p text:style-name="P92">Donde está el museo / el banco / el restuurant(e) / la oficina de turismo</text:p>
        </text:list-item>
        <text:list-item>
          <text:p text:style-name="P92">Por favor, donde está …</text:p>
        </text:list-item>
        <text:list-item>
          <text:p text:style-name="P92">El museo etsá aquí.</text:p>
        </text:list-item>
        <text:list-item>
          <text:p text:style-name="P92">Siga recto / derecha / izquierda</text:p>
        </text:list-item>
        <text:list-item>
          <text:p text:style-name="P92">¿Está lejos?</text:p>
        </text:list-item>
        <text:list-item>
          <text:p text:style-name="P92">¿Está lejos de aqui?</text:p>
        </text:list-item>
        <text:list-item>
          <text:p text:style-name="P92">¿En museo está lejos de aquí?</text:p>
        </text:list-item>
        <text:list-item>
          <text:p text:style-name="P92">¿El banco está cerca de aquí?</text:p>
        </text:list-item>
      </text:list>
      <text:p text:style-name="P11"/>
      <text:p text:style-name="P11"/>
      <text:p text:style-name="Level_20_1">Texts</text:p>
      <text:p text:style-name="Standard"/>
      <text:p text:style-name="Level_20_2"><text:soft-page-break/>Mi familia</text:p>
      <text:p text:style-name="Text_20_body"/>
      <text:p text:style-name="Text_20_body">Mi familia no es muy grande ni muy pequeña. <text:s/>Somos cinco personas - mi abuela, mis padres, mi hermano Juan y yo.</text:p>
      <text:p text:style-name="P9">Juan es mi hermano mayor, tiene ya veinte años, estudia económicas. <text:s/>No le gusta mucho leer, prefiere escuchar música. </text:p>
      <text:p text:style-name="Text_20_body"><text:span text:style-name="T10">Mi padre tiene cuarenta y ocho años, trabaja en una empresa comercial. <text:s/></text:span>Vuelve a casa muy tarde y muy cansado y en seguida se pone a ver las telenoticias.</text:p>
      <text:p text:style-name="P9">Mi madre se casó muy joven, tiene solo cuarenta años. <text:s/>Es profesora, por eso tiene toda la tarde libre. Bueno, libre no. Prepara la comida <text:s/>para toda la familia, lee, corrige los ejercicios. También sabe tejer. <text:s/>Es muy simpática y siempre nos defiende a mí y a mi hermano.</text:p>
      <text:p text:style-name="Text_20_body"><text:span text:style-name="T10">Mi abuela ya es una viejecita. En octubre cumpla ochenta años. </text:span>El año pasado se nos ha muerto el abuelo. <text:span text:style-name="T10">Murió mientras estaba durmiendo. Dicen que es una muerte muy buena.</text:span></text:p>
      <text:p text:style-name="P9">Tengo también 2 primos. Uno se trasladó a Alemánia con su familia y el otro vive en Moscú. </text:p>
      <text:p text:style-name="P9">En cambio mi tío es un tipo estupendo. Siempre jugaba con nosotros y nos regalaba cosas.</text:p>
      <text:p text:style-name="P9">Por desgracia se casó con una mujer bastante antipática. Tiene mucho genio y se enfada a menudo. Ahora están cuidando a su bebe. Tiene solo 3 meses y ya es muy mono. </text:p>
      <text:p text:style-name="P9">Ah, me olvidé de nuestro perro! Es un pastor escocés, también es un miembro de la familia. Su amo es Juan. </text:p>
      <text:p text:style-name="Text_20_body">Como ya somos mayores, pocas veces nos reunimos todos, pero solemos pasar las vacaciones juntos en Crimea o en algun otro balneario.</text:p>
      <text:p text:style-name="Text_20_body"/>
      <text:p text:style-name="Level_20_2">Autobiografía</text:p>
      <text:p text:style-name="Standard"/>
      <text:p text:style-name="Text_20_body"><text:span text:style-name="T10">Me llamo </text:span><text:span text:style-name="T10">Alejandro Makovski, soy de Moscú. Tengo dieciseis años.</text:span></text:p>
      <text:p text:style-name="Text_20_body"/>
      <text:p text:style-name="P9">Llevo cinco años estudiando español. Acabo de terminar el bachillerato en el colegio cincuenta y siete. Ahora pienso entrar en la facultad de filología de la Universidad estatal de Moscú. <text:s/>Quisiera aprender otros idiomas porque me hace ilusión trabajar de traductor. Bueno, de intérprete también. Cuando aprendes una lengua extranjera, conoces también la cultura de ese país, le parece? <text:s text:c="2"/>Además es muy práctico.</text:p>
      <text:p text:style-name="P9">El español siempre me ha gustado aunque no he estado en España. Conozco a varios españoles y practico español con ellos. Y naturalmente mi sueño es ir a visitar España.</text:p>
      <text:p text:style-name="P9">En cuanto a mis preferencias, cambian rapidamente. Antes me gustaba mucho la música “rock”, <text:s/>pero ahora prefiero escuchar algo más tranquilo. Música clásica por ejemplo. Yo leo bastante, autores hispanos también. Sobre todo me <text:soft-page-break/>gusta “Cien años de soledad” de Gabriél García Márquez. Algun día quisiera leer esta obra en original.</text:p>
      <text:p text:style-name="Text_20_body">Cerca de <text:bookmark-start text:name="__DdeLink__3598_1875746096"/>nuestra<text:bookmark-end text:name="__DdeLink__3598_1875746096"/> casa hay una piscina a la que voy todos los viernes. <text:span text:style-name="T10">P</text:span><text:span text:style-name="T10">or ahora no tengo planes para el futuro. Todavía soy muy joven. Lo más importante para mí es seguir estudiando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4T01:09:32</meta:creation-date>
    <dc:date>2010-07-08T18:23:14</dc:date>
    <meta:editing-duration>PT45H50M05S</meta:editing-duration>
    <meta:editing-cycles>253</meta:editing-cycles>
    <meta:generator>OpenOffice.org/3.2$Linux OpenOffice.org_project/320m19$Build-9505</meta:generator>
    <meta:document-statistic meta:table-count="0" meta:image-count="0" meta:object-count="0" meta:page-count="47" meta:paragraph-count="1267" meta:word-count="5779" meta:character-count="3004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../.config/.openoffice.org/3/user/template/fb21_styles.ott"/>
  </office:meta>
</office:document-meta>
</file>